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5.127cm" table:align="center" fo:background-color="#c0c0c0">
        <style:background-image/>
      </style:table-properties>
    </style:style>
    <style:style style:name="Table1.A" style:family="table-column">
      <style:table-column-properties style:column-width="15.127cm"/>
    </style:style>
    <style:style style:name="Table1.A1" style:family="table-cell">
      <style:table-cell-properties style:vertical-align="middle" style:border-line-width="0.002cm 0.035cm 0.002cm" fo:padding="0.049cm" fo:border="0.05pt double #808080"/>
    </style:style>
    <style:style style:name="Table2" style:family="table">
      <style:table-properties style:width="17.265cm" table:align="center" fo:background-color="#c0c0c0">
        <style:background-image/>
      </style:table-properties>
    </style:style>
    <style:style style:name="Table2.A" style:family="table-column">
      <style:table-column-properties style:column-width="17.265cm"/>
    </style:style>
    <style:style style:name="Table2.A1" style:family="table-cell">
      <style:table-cell-properties style:vertical-align="middle" style:border-line-width="0.002cm 0.035cm 0.002cm" fo:padding="0.049cm" fo:border="0.05pt double #808080"/>
    </style:style>
    <style:style style:name="Table3" style:family="table">
      <style:table-properties style:width="16.611cm" table:align="center" fo:background-color="#c0c0c0">
        <style:background-image/>
      </style:table-properties>
    </style:style>
    <style:style style:name="Table3.A" style:family="table-column">
      <style:table-column-properties style:column-width="16.611cm"/>
    </style:style>
    <style:style style:name="Table3.A1" style:family="table-cell">
      <style:table-cell-properties style:vertical-align="middle" style:border-line-width="0.002cm 0.035cm 0.002cm" fo:padding="0.049cm" fo:border="0.05pt double #808080"/>
    </style:style>
    <style:style style:name="Table4" style:family="table">
      <style:table-properties style:width="15.767cm" table:align="center" fo:background-color="#c0c0c0">
        <style:background-image/>
      </style:table-properties>
    </style:style>
    <style:style style:name="Table4.A" style:family="table-column">
      <style:table-column-properties style:column-width="15.767cm"/>
    </style:style>
    <style:style style:name="Table4.A1" style:family="table-cell">
      <style:table-cell-properties style:vertical-align="middle" style:border-line-width="0.002cm 0.035cm 0.002cm" fo:padding="0.049cm" fo:border="0.05pt double #808080"/>
    </style:style>
    <style:style style:name="Table5" style:family="table">
      <style:table-properties style:width="13.852cm" table:align="center" fo:background-color="#c0c0c0">
        <style:background-image/>
      </style:table-properties>
    </style:style>
    <style:style style:name="Table5.A" style:family="table-column">
      <style:table-column-properties style:column-width="13.852cm"/>
    </style:style>
    <style:style style:name="Table5.A1" style:family="table-cell">
      <style:table-cell-properties style:vertical-align="middle" style:border-line-width="0.002cm 0.035cm 0.002cm" fo:padding="0.049cm" fo:border="0.05pt double #808080"/>
    </style:style>
    <style:style style:name="Table6" style:family="table">
      <style:table-properties style:width="16.394cm" table:align="center" fo:background-color="#c0c0c0">
        <style:background-image/>
      </style:table-properties>
    </style:style>
    <style:style style:name="Table6.A" style:family="table-column">
      <style:table-column-properties style:column-width="16.394cm"/>
    </style:style>
    <style:style style:name="Table6.A1" style:family="table-cell">
      <style:table-cell-properties style:vertical-align="middle" style:border-line-width="0.002cm 0.035cm 0.002cm" fo:padding="0.049cm" fo:border="0.05pt double #808080"/>
    </style:style>
    <style:style style:name="Table7" style:family="table">
      <style:table-properties style:width="16.392cm" table:align="center" fo:background-color="#c0c0c0">
        <style:background-image/>
      </style:table-properties>
    </style:style>
    <style:style style:name="Table7.A" style:family="table-column">
      <style:table-column-properties style:column-width="16.392cm"/>
    </style:style>
    <style:style style:name="Table7.A1" style:family="table-cell">
      <style:table-cell-properties style:vertical-align="middle" style:border-line-width="0.002cm 0.035cm 0.002cm" fo:padding="0.049cm" fo:border="0.05pt double #808080"/>
    </style:style>
    <style:style style:name="Table8" style:family="table">
      <style:table-properties style:width="7.918cm" table:align="center" fo:background-color="#c0c0c0">
        <style:background-image/>
      </style:table-properties>
    </style:style>
    <style:style style:name="Table8.A" style:family="table-column">
      <style:table-column-properties style:column-width="7.918cm"/>
    </style:style>
    <style:style style:name="Table8.A1" style:family="table-cell">
      <style:table-cell-properties style:vertical-align="middle" style:border-line-width="0.002cm 0.035cm 0.002cm" fo:padding="0.049cm" fo:border="0.05pt double #808080"/>
    </style:style>
    <style:style style:name="Table9" style:family="table">
      <style:table-properties style:width="17.881cm" table:align="center" fo:background-color="#c0c0c0">
        <style:background-image/>
      </style:table-properties>
    </style:style>
    <style:style style:name="Table9.A" style:family="table-column">
      <style:table-column-properties style:column-width="17.881cm"/>
    </style:style>
    <style:style style:name="Table9.A1" style:family="table-cell">
      <style:table-cell-properties style:vertical-align="middle" style:border-line-width="0.002cm 0.035cm 0.002cm" fo:padding="0.049cm" fo:border="0.05pt double #808080"/>
    </style:style>
    <style:style style:name="Table10" style:family="table">
      <style:table-properties style:width="16.399cm" table:align="center" fo:background-color="#c0c0c0">
        <style:background-image/>
      </style:table-properties>
    </style:style>
    <style:style style:name="Table10.A" style:family="table-column">
      <style:table-column-properties style:column-width="16.399cm"/>
    </style:style>
    <style:style style:name="Table10.A1" style:family="table-cell">
      <style:table-cell-properties style:vertical-align="middle" style:border-line-width="0.002cm 0.035cm 0.002cm" fo:padding="0.049cm" fo:border="0.05pt double #808080"/>
    </style:style>
    <style:style style:name="Table11" style:family="table">
      <style:table-properties style:width="13.852cm" table:align="center" fo:background-color="#c0c0c0">
        <style:background-image/>
      </style:table-properties>
    </style:style>
    <style:style style:name="Table11.A" style:family="table-column">
      <style:table-column-properties style:column-width="13.852cm"/>
    </style:style>
    <style:style style:name="Table11.A1" style:family="table-cell">
      <style:table-cell-properties style:vertical-align="middle" style:border-line-width="0.002cm 0.035cm 0.002cm" fo:padding="0.049cm" fo:border="0.05pt double #808080"/>
    </style:style>
    <style:style style:name="Table12" style:family="table">
      <style:table-properties style:width="16.602cm" table:align="center" fo:background-color="#c0c0c0">
        <style:background-image/>
      </style:table-properties>
    </style:style>
    <style:style style:name="Table12.A" style:family="table-column">
      <style:table-column-properties style:column-width="16.602cm"/>
    </style:style>
    <style:style style:name="Table12.A1" style:family="table-cell">
      <style:table-cell-properties style:vertical-align="middle" style:border-line-width="0.002cm 0.035cm 0.002cm" fo:padding="0.049cm" fo:border="0.05pt double #808080"/>
    </style:style>
    <style:style style:name="Table13" style:family="table">
      <style:table-properties style:width="16.392cm" table:align="center" fo:background-color="#c0c0c0">
        <style:background-image/>
      </style:table-properties>
    </style:style>
    <style:style style:name="Table13.A" style:family="table-column">
      <style:table-column-properties style:column-width="16.392cm"/>
    </style:style>
    <style:style style:name="Table13.A1" style:family="table-cell">
      <style:table-cell-properties style:vertical-align="middle" style:border-line-width="0.002cm 0.035cm 0.002cm" fo:padding="0.049cm" fo:border="0.05pt double #808080"/>
    </style:style>
    <style:style style:name="Table14" style:family="table">
      <style:table-properties style:width="16.187cm" table:align="center" fo:background-color="#c0c0c0">
        <style:background-image/>
      </style:table-properties>
    </style:style>
    <style:style style:name="Table14.A" style:family="table-column">
      <style:table-column-properties style:column-width="16.187cm"/>
    </style:style>
    <style:style style:name="Table14.A1" style:family="table-cell">
      <style:table-cell-properties style:vertical-align="middle" style:border-line-width="0.002cm 0.035cm 0.002cm" fo:padding="0.049cm" fo:border="0.05pt double #808080"/>
    </style:style>
    <style:style style:name="Table15" style:family="table">
      <style:table-properties style:width="18.928cm" table:align="center" fo:background-color="#c0c0c0">
        <style:background-image/>
      </style:table-properties>
    </style:style>
    <style:style style:name="Table15.A" style:family="table-column">
      <style:table-column-properties style:column-width="18.928cm"/>
    </style:style>
    <style:style style:name="Table15.A1" style:family="table-cell">
      <style:table-cell-properties style:vertical-align="middle" style:border-line-width="0.002cm 0.035cm 0.002cm" fo:padding="0.049cm" fo:border="0.05pt double #808080"/>
    </style:style>
    <style:style style:name="Table16" style:family="table">
      <style:table-properties style:width="14.492cm" table:align="center" fo:background-color="#c0c0c0">
        <style:background-image/>
      </style:table-properties>
    </style:style>
    <style:style style:name="Table16.A" style:family="table-column">
      <style:table-column-properties style:column-width="14.492cm"/>
    </style:style>
    <style:style style:name="Table16.A1" style:family="table-cell">
      <style:table-cell-properties style:vertical-align="middle" style:border-line-width="0.002cm 0.035cm 0.002cm" fo:padding="0.049cm" fo:border="0.05pt double #808080"/>
    </style:style>
    <style:style style:name="Table17" style:family="table">
      <style:table-properties style:width="17.886cm" table:align="center" fo:background-color="#c0c0c0">
        <style:background-image/>
      </style:table-properties>
    </style:style>
    <style:style style:name="Table17.A" style:family="table-column">
      <style:table-column-properties style:column-width="17.886cm"/>
    </style:style>
    <style:style style:name="Table17.A1" style:family="table-cell">
      <style:table-cell-properties style:vertical-align="middle" style:border-line-width="0.002cm 0.035cm 0.002cm" fo:padding="0.049cm" fo:border="0.05pt double #808080"/>
    </style:style>
    <style:style style:name="Table18" style:family="table">
      <style:table-properties style:width="16.185cm" table:align="center" fo:background-color="#c0c0c0">
        <style:background-image/>
      </style:table-properties>
    </style:style>
    <style:style style:name="Table18.A" style:family="table-column">
      <style:table-column-properties style:column-width="16.185cm"/>
    </style:style>
    <style:style style:name="Table18.A1" style:family="table-cell">
      <style:table-cell-properties style:vertical-align="middle" style:border-line-width="0.002cm 0.035cm 0.002cm" fo:padding="0.049cm" fo:border="0.05pt double #80808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Text_20_body" style:list-style-name="L6"/>
    <style:style style:name="P5" style:family="paragraph" style:parent-style-name="Text_20_body" style:list-style-name="L11"/>
    <style:style style:name="P6" style:family="paragraph" style:parent-style-name="Text_20_body" style:list-style-name="L12"/>
    <style:style style:name="P7" style:family="paragraph" style:parent-style-name="Text_20_body" style:list-style-name="L13"/>
    <style:style style:name="P8" style:family="paragraph" style:parent-style-name="Text_20_body">
      <style:paragraph-properties fo:text-align="center" style:justify-single-word="false"/>
    </style:style>
    <style:style style:name="P9" style:family="paragraph" style:parent-style-name="Text_20_body" style:list-style-name="L14"/>
    <style:style style:name="P10" style:family="paragraph" style:parent-style-name="Text_20_body">
      <style:text-properties style:text-underline-style="none" fo:font-weight="normal" style:font-weight-asian="normal" style:font-weight-complex="normal"/>
    </style:style>
    <style:style style:name="P11" style:family="paragraph" style:parent-style-name="Text_20_body" style:list-style-name="L6">
      <style:paragraph-properties fo:margin-top="0cm" fo:margin-bottom="0cm"/>
    </style:style>
    <style:style style:name="P12" style:family="paragraph" style:parent-style-name="Text_20_body" style:list-style-name="L11">
      <style:paragraph-properties fo:margin-top="0cm" fo:margin-bottom="0cm"/>
    </style:style>
    <style:style style:name="P13" style:family="paragraph" style:parent-style-name="Text_20_body" style:list-style-name="L12">
      <style:paragraph-properties fo:margin-top="0cm" fo:margin-bottom="0cm"/>
    </style:style>
    <style:style style:name="P14" style:family="paragraph" style:parent-style-name="Text_20_body" style:list-style-name="L13">
      <style:paragraph-properties fo:margin-top="0cm" fo:margin-bottom="0cm"/>
    </style:style>
    <style:style style:name="P15" style:family="paragraph" style:parent-style-name="Text_20_body" style:list-style-name="L14">
      <style:paragraph-properties fo:margin-top="0cm" fo:margin-bottom="0cm"/>
    </style:style>
    <style:style style:name="P16" style:family="paragraph" style:parent-style-name="Standard">
      <style:text-properties style:text-underline-style="none" fo:font-weight="normal" style:font-weight-asian="normal" style:font-weight-complex="normal"/>
    </style:style>
    <style:style style:name="P17" style:family="paragraph" style:parent-style-name="Standard" style:list-style-name="L1">
      <style:text-properties style:text-underline-style="none" fo:font-weight="normal" style:font-weight-asian="normal" style:font-weight-complex="normal"/>
    </style:style>
    <style:style style:name="P18" style:family="paragraph" style:parent-style-name="Standard" style:list-style-name="L2">
      <style:text-properties style:text-underline-style="none" fo:font-weight="normal" style:font-weight-asian="normal" style:font-weight-complex="normal"/>
    </style:style>
    <style:style style:name="P19" style:family="paragraph" style:parent-style-name="Standard" style:list-style-name="L3">
      <style:text-properties style:text-underline-style="none" fo:font-weight="normal" style:font-weight-asian="normal" style:font-weight-complex="normal"/>
    </style:style>
    <style:style style:name="P20" style:family="paragraph" style:parent-style-name="Standard" style:list-style-name="L4">
      <style:text-properties style:text-underline-style="none" fo:font-weight="normal" style:font-weight-asian="normal" style:font-weight-complex="normal"/>
    </style:style>
    <style:style style:name="P21" style:family="paragraph" style:parent-style-name="Standard" style:list-style-name="L5">
      <style:text-properties style:text-underline-style="none" fo:font-weight="normal" style:font-weight-asian="normal" style:font-weight-complex="normal"/>
    </style:style>
    <style:style style:name="P22" style:family="paragraph" style:parent-style-name="Standard" style:list-style-name="L7">
      <style:text-properties style:text-underline-style="none" fo:font-weight="normal" style:font-weight-asian="normal" style:font-weight-complex="normal"/>
    </style:style>
    <style:style style:name="P23" style:family="paragraph" style:parent-style-name="Standard" style:list-style-name="L8">
      <style:text-properties style:text-underline-style="none" fo:font-weight="normal" style:font-weight-asian="normal" style:font-weight-complex="normal"/>
    </style:style>
    <style:style style:name="P24" style:family="paragraph" style:parent-style-name="Standard" style:list-style-name="L9">
      <style:text-properties style:text-underline-style="none" fo:font-weight="normal" style:font-weight-asian="normal" style:font-weight-complex="normal"/>
    </style:style>
    <style:style style:name="P25" style:family="paragraph" style:parent-style-name="Standard" style:list-style-name="L10">
      <style:text-properties style:text-underline-style="none" fo:font-weight="normal" style:font-weight-asian="normal" style:font-weight-complex="normal"/>
    </style:style>
    <style:style style:name="P26" style:family="paragraph" style:parent-style-name="Standard">
      <style:text-properties style:text-underline-style="none" fo:font-weight="bold" style:font-weight-asian="bold" style:font-weight-complex="bold"/>
    </style:style>
    <style:style style:name="P27" style:family="paragraph" style:parent-style-name="Standard" style:list-style-name="L2">
      <style:text-properties style:text-underline-style="none" fo:font-weight="bold" style:font-weight-asian="bold" style:font-weight-complex="bold"/>
    </style:style>
    <style:style style:name="P28" style:family="paragraph" style:parent-style-name="Standard" style:list-style-name="L10">
      <style:text-properties style:text-underline-style="none" fo:font-weight="bold" style:font-weight-asian="bold" style:font-weight-complex="bold"/>
    </style:style>
    <style:style style:name="P29" style:family="paragraph" style:parent-style-name="Standard" style:list-style-name="L4"/>
    <style:style style:name="P30" style:family="paragraph" style:parent-style-name="Preformatted_20_Text">
      <style:paragraph-properties fo:margin-top="0cm" fo:margin-bottom="0.499cm"/>
    </style:style>
    <style:style style:name="P31" style:family="paragraph" style:parent-style-name="Heading_20_4">
      <style:paragraph-properties fo:margin-left="1cm" fo:margin-right="1cm" fo:margin-top="0cm" fo:margin-bottom="0.499cm" fo:text-indent="0cm" style:auto-text-indent="false"/>
    </style:style>
    <style:style style:name="T1" style:family="text">
      <style:text-properties style:text-underline-style="none" fo:font-weight="normal" style:font-weight-asian="normal" style:font-weight-complex="normal"/>
    </style:style>
    <style:style style:name="T2" style:family="text">
      <style:text-properties fo:font-variant="normal" fo:text-transform="none" fo:color="#009900" style:text-line-through-style="none" fo:font-style="normal" style:text-underline-style="solid" style:text-underline-width="auto" style:text-underline-color="font-color" fo:font-weight="normal" style:text-blinking="false" fo:background-color="transparent"/>
    </style:style>
    <style:style style:name="T3" style:family="text">
      <style:text-properties fo:font-variant="normal" fo:text-transform="none" style:text-line-through-style="none" fo:font-style="normal" style:text-underline-style="none" fo:font-weight="normal" style:text-blinking="false" fo:background-color="transparen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work Drivers Understanding</text:p>
      <text:p text:style-name="P1"/>
      <text:p text:style-name="P2">Following are the good references:</text:p>
      <text:p text:style-name="P2"><text:a xlink:type="simple" xlink:href="https://wiki.aalto.fi/download/attachments/70789076/Network_device_drivers_in_Linux_subFinal.pdf?version=1&amp;modificationDate=1355954302000">https://wiki.aalto.fi/download/attachments/70789076/Network_device_drivers_in_Linux_subFinal.pdf?version=1&amp;modificationDate=1355954302000</text:a></text:p>
      <text:p text:style-name="P2"><text:a xlink:type="simple" xlink:href="http://gauss.ececs.uc.edu/Courses/c4029/code/drivers/Kernel/docs.html">http://gauss.ececs.uc.edu/Courses/c4029/code/drivers/Kernel/docs.html</text:a> (Referred for initial study)</text:p>
      <text:p text:style-name="P2"><text:a xlink:type="simple" xlink:href="http://linuxgazette.net/156/jangir.html">http://linuxgazette.net/156/jangir.html</text:a> (Very Nice Explaination)</text:p>
      <text:p text:style-name="P2"><text:a xlink:type="simple" xlink:href="http://searchsrikanth.blogspot.in/2010/03/how-to-write-network-driver-in-linux.html">http://searchsrikanth.blogspot.in/2010/03/how-to-write-network-driver-in-linux.html</text:a> (Nice Explaination)</text:p>
      <text:p text:style-name="P2"><text:a xlink:type="simple" xlink:href="http://www.tldp.org/LDP/LG/issue93/bhaskaran.html">http://www.tldp.org/LDP/LG/issue93/bhaskaran.html</text:a> (Nice Explaination)</text:p>
      <text:p text:style-name="P2"><text:a xlink:type="simple" xlink:href="http://free-electrons.com/doc/network-drivers-lab.pdf">http://free-electrons.com/doc/network-drivers-lab.pdf</text:a> (Nice Labs for Free Electrons)</text:p>
      <text:p text:style-name="P2">Nice network related material is found at free electrons:</text:p>
      <text:p text:style-name="P2"><text:a xlink:type="simple" xlink:href="http://free-electrons.com/docs/network-drivers/">http://free-electrons.com/docs/network-drivers/</text:a></text:p>
      <text:p text:style-name="P2"/>
      <text:p text:style-name="P2"><text:span text:style-name="T4">From Videos on Network subsytem[</text:span>Networking subystem consists of various folders under net such as core, ipv4, ipv6, bluetooth, bridge, ipx, nfc, netlink. Core consists of all the apis for networking subsystem, Then there are various protocol stacks such as ipv4, ipv6, bluetooth. The most important files under net folder are as below:</text:p>
      <text:p text:style-name="P2">dev.c <text:s/>- contains the things related to device registration. The main RX and TX interceps are found here. You will also find here the ring buffers here. Socket.c handles the socket layer kind of thing from user space. </text:p>
      <text:p text:style-name="P2">ipv4 contains the protocol stack. In this, some of the important files are ip_input and ip_output. To handle ip based routing you have ip_forward.c. You have icmp to handle the icmp logic. Then there are transport related source code, udp source code.<text:span text:style-name="T4">]</text:span> </text:p>
      <text:p text:style-name="P2"/>
      <text:p text:style-name="P2"/>
      <text:p text:style-name="P2">My intention was to understand the driver which is currently working on my PC. Its r8169 used by default. Next step was to figure out how driver was written for sysplay. So, downloaded the network driver at Network/Templates/NetworkDriver. Found that its derived from r8101. So, downloaded the original source at /home/expert/Learnings/Network/Templates. Found that the single r8101_n.c is split into phy.c, mac.c, pci_net.c and net_stk.c.</text:p>
      <text:p text:style-name="P2"/>
      <text:p text:style-name="P2">In order to understand the flow in better way, I referred the below article: <text:a xlink:type="simple" xlink:href="http://gauss.ececs.uc.edu/Courses/c4029/code/drivers/Kernel/docs.html">http://gauss.ececs.uc.edu/Courses/c4029/code/drivers/Kernel/docs.html</text:a></text:p>
      <text:p text:style-name="P2">This article is also saved as network.pdf in Docs folder. As required, downloaded the RTL8139 programming guide at Docs. This article briefs the flow in a quite a nice manner. Another article which details out a bit more is found at <text:s/></text:p>
      <text:p text:style-name="P2"><text:bookmark text:name="LPlnk606371"/><text:a xlink:type="simple" xlink:href="http://searchsrikanth.blogspot.in/2010/03/how-to-write-network-driver-in-linux.html" office:target-frame-name="_blank" xlink:show="new">http://searchsrikanth.blogspot.in/2010/03/how-to-write-network-driver-in-linux.html</text:a></text:p>
      <text:p text:style-name="P2">This is saved as network_complete at Docs. Another article which summarizes the steps is found at </text:p>
      <text:p text:style-name="P2"><text:bookmark text:name="LPlnk370021"/><text:a xlink:type="simple" xlink:href="https://cutecomputer.wordpress.com/2006/07/31/linux-ethernet-network-device-driver-a-flow-of-code/" office:target-frame-name="_blank" xlink:show="new">https://cutecomputer.wordpress.com/2006/07/31/linux-ethernet-network-device-driver-a-flow-of-code/</text:a></text:p>
      <text:p text:style-name="P2">This is saved as network_summary.pdf. There are set of slides which are saved as netlec.pdf. </text:p>
      <text:p text:style-name="P2"/>
      <text:p text:style-name="P2"><text:a xlink:type="simple" xlink:href="http://beyond-syntax.com/blog/2011/03/diving-into-linux-networking-i/">http://beyond-syntax.com/blog/2011/03/diving-into-linux-networking-i/</text:a> (Incomplete but useful)</text:p>
      <text:p text:style-name="P2"><text:a xlink:type="simple" xlink:href="http://www.staroceans.org/kernel-and-driver/Prentice%20Hall%20-%20The%20Linux%20Networking%20Architecture%20Design%20and%20Implementation%20of%20Network%20Protocols%20in%20the%20Linux%20Kernel.pdf">http://www.staroceans.org/kernel-and-driver/Prentice%20Hall%20-%20The%20Linux%20Networking%20Architecture%20Design%20and%20Implementation%20of%20Network%20Protocols%20in%20the%20Linux%20Kernel.pdf</text:a> (Nice book, but incomplete, saved at Docs)</text:p>
      <text:p text:style-name="P2"><text:a xlink:type="simple" xlink:href="https://pdos.csail.mit.edu/6.828/2010/labs/lab6/">https://pdos.csail.mit.edu/6.828/2010/labs/lab6/</text:a> (Need to check)</text:p>
      <text:p text:style-name="P2"><text:a xlink:type="simple" xlink:href="http://www.slideshare.net/hugolu/the-linux-networking-architecture">http://www.slideshare.net/hugolu/the-linux-networking-architecture</text:a> (Explains the overall networking architecture, save at Docs)</text:p>
      <text:p text:style-name="P2"/>
      <text:p text:style-name="P2"><text:a xlink:type="simple" xlink:href="http://www.ijceronline.com/papers/Vol2_issue8/AN0280280284.pdf">http://www.ijceronline.com/papers/Vol2_issue8/AN0280280284.pdf</text:a> (Saved at Docs, gives the flow <text:soft-page-break/>of ioctl down to network driver)</text:p>
      <text:p text:style-name="P2"><text:a xlink:type="simple" xlink:href="http://esatjournals.net/ijret/2014v03/i07/IJRET20140307066.pdf">http://esatjournals.net/ijret/2014v03/i07/IJRET20140307066.pdf</text:a> (UART driver)<text:tab/></text:p>
      <text:p text:style-name="P2"/>
      <text:p text:style-name="P2">http://www.ijera.com/papers/Vol3_issue5/DF35592595.pdf</text:p>
      <text:p text:style-name="P2">Below are the important steps for writing the network driver:</text:p>
      <text:list xml:id="list1154128399" text:style-name="L1">
        <text:list-item>
          <text:p text:style-name="P17">Detecting the device</text:p>
        </text:list-item>
        <text:list-item>
          <text:p text:style-name="P17">Enabling the device</text:p>
        </text:list-item>
        <text:list-item>
          <text:p text:style-name="P17">Initialization of the n/w device</text:p>
        </text:list-item>
        <text:list-item>
          <text:p text:style-name="P17">Understanding the h/w's transmission/reception mechanisms</text:p>
        </text:list-item>
        <text:list-item>
          <text:p text:style-name="P17">Making the device ready to received/transmit packets</text:p>
          <text:p text:style-name="P17"/>
        </text:list-item>
      </text:list>
      <text:list xml:id="list1310905410" text:style-name="L2">
        <text:list-item>
          <text:p text:style-name="P27">Detecting and enabling the device</text:p>
          <text:p text:style-name="P18">The method used to detect and enable the device in tutorial is a simplified one where we invoke the pci_get_device(VID, DID), this will return a pointer to pci_dev structure.</text:p>
          <text:p text:style-name="P18">Then, we invoke the pci_enable function for enabling the device.</text:p>
          <text:p text:style-name="P18"><text:s/></text:p>
        </text:list-item>
      </text:list>
      <text:list xml:id="list1855052901" text:continue-list="list1154128399" text:style-name="L1">
        <text:list-header>
          <text:p text:style-name="P17"/>
        </text:list-header>
      </text:list>
      <text:p text:style-name="P2">As with the characters and block drivers, network drivers too need to register with kernel data structure. However, there are few different things. For characters and block drivers, the device file which in block system represents a partition in a disk, exists as a special file, whereas a network interface has no such entry point. The normal file operations like read, write and so on do make sense when applied to network interface, so its not possible to apply the Unix 'everything is a file” approach to them. Network interface exports a different set of operations. Although you may object that applications use the read and write system calls when using sockets, those calls act on a software object that is distinct from the interface. Several hundred sockets can be multiplexed on the same physical interface.But the most important difference between the two is that block drivers soperate only in response to requests from the kernel, whereas network drivers receive packets</text:p>
      <text:p text:style-name="P2">asynchronously from the outside. Thus, while a block driver is asked to send a buffer</text:p>
      <text:p text:style-name="P2">toward the kernel, the network device asks to push incoming packets toward the ker-</text:p>
      <text:p text:style-name="P2">nel. The kernel interface for network drivers is designed for this different mode of</text:p>
      <text:p text:style-name="P2">operation.Network drivers also have to be prepared to support a number of administrative</text:p>
      <text:p text:style-name="P2">tasks, such as setting addresses, modifying transmission parameters, and maintain-</text:p>
      <text:p text:style-name="P2">ing traffic and error statistics. The API for network drivers reflects this need and,</text:p>
      <text:p text:style-name="P2">therefore, looks somewhat different from the interfaces we have seen so far.The network subsystem of the Linux kernel is designed to be completely protocol-</text:p>
      <text:p text:style-name="P2">independent. This applies to both networking protocols (Internet protocol [IP] versus</text:p>
      <text:p text:style-name="P2">IPX or other protocols) and hardware protocols (Ethernet versus token ring, etc.).</text:p>
      <text:p text:style-name="P2">Interaction between a network driver and the kernel properly deals with one network</text:p>
      <text:p text:style-name="P2">packet at a time; this allows protocol issues to be hidden neatly from the driver and</text:p>
      <text:p text:style-name="P2">the physical transmission to be hidden from the protocol.</text:p>
      <text:p text:style-name="P2">Normally, as you understand, when you send a block of data over a TCP socket, the network subsystem breaks that data up into the packets and puts a TCP header at the beggining. Header is nothing but a set of bytes prepended to a packet as it passes through the various layers of the networking subsystem. Tcp header describes where each packet fits within the stream. The lower layers then put an IP header in front of TCP header. It is used to route the packet to its destination. If the packet is moved over an ethernet like medium, an ethernet header, interpreted by hardware, goes in front of rest. Network drivers need not be concerned about the high-level headers, but they often must be involved in creation of hardware-level header. </text:p>
      <text:p text:style-name="P2"/>
      <text:p text:style-name="P2">Now, lets understand the network subsystem. So, there are two things here – one is the Network protocol stack which typically is TCP/IP stack and it interacts with the user space through network interfaces instead of devices, which is typically the case in block and char drivers. Also, here you <text:soft-page-break/>won't find any entry in /sys or /dev enteries. Interface examples are eth0, wlan0 and in usb ethernet driver, it is usb0. And this resides in &lt;kernel_source&gt;/net folder. And other part is the NIC (Network interface card) driver which is driver for the physical network cards. And, its role is to provide the uniform hardware independent interface for the network protocol layer to access the card. Typically resides in &lt;kernel_source&gt;/drivers/net folder. </text:p>
      <text:p text:style-name="P2">So, writing a NIC driver involves interacting with the underlying card over its I/O bus and providing the standard APIs to the protocol stack. So, the interface between the NIC and protocol stack is being provided by struct net_device and that of between hardware card and driver is dependent on type of bus and hence is provided by IO bus specific data structures which can be USB, PCI and so on. The third thing is something called sk_buff which is the core of the protocol stack. Now, as you understand, the task which are performed by the network interfaces are data transmission and data reception. Each packet handled by kernel is contained in a socket buffer structure called sk_buff and gets its name from unix abstraction used to represent a network connection, the socket. We will talk about this latter. This socket buffer is a complex structure and the kernel offers a number of functions to act on this. The fields which are relevant to the driver are head which points to the start of the packet, tail points to the tail of the packet. Data points to the start of the packet payload and end points to the end of packet payload. Len is the amount of data that the packet contains. The socket buffer passed to hard_start_xmit contains the physical packet as it should appear on the media, complete with the transmission-level headers. The interface</text:p>
      <text:p text:style-name="P2">doesn’t need to modify the data being transmitted. skb-&gt;data points to the packet</text:p>
      <text:p text:style-name="P2">being transmitted, and skb-&gt;len is its length in octets. So, head, data, tail and end are the pointers used to address the data in the packet. Head point to the beginning of allocated space, data is the beginning of the valid bytes (octets) and is usually slightly greater than the head, tail is the end of the valid data and end points to the maximum address tail can reach. Another way to look at it is that the available buffer space is skb-&gt;end - skb-&gt;head, and the currently used data space is</text:p>
      <text:p text:style-name="P2">skb-&gt;tail – skb-&gt;data.</text:p>
      <text:p text:style-name="P2"/>
      <text:p text:style-name="P3">Here is simple PCI/Network driver flow:</text:p>
      <text:p text:style-name="P10">Before starting driver development, we need to set up our system for it. This article was written and tested on Linux 2.4.18, which contains the source code for the RealTek8139 chip driver. It's very likely that the kernel you are running has the driver compiled either within the kernel itself or as a module. It's advisable to build a kernel which does <text:span text:style-name="Emphasis">not</text:span> have the RealTek8139 driver in any form, to avert unnecessary surprises. If you don't know how to recompile the Linux kernel, I recommend you take a look at <text:a xlink:type="simple" xlink:href="http://www.linuxheadquarters.com/howto/tuning/kernelreasons.shtml">http://www.linuxheadquarters.com/howto/tuning/kernelreasons.shtml</text:a>. </text:p>
      <text:p text:style-name="Text_20_body">From this point of discussion onwards, it is assumed that you have a working kernel, which does not have driver for RealTek8139. You'll also need the technical specifications for the chip, which you can download from <text:a xlink:type="simple" xlink:href="http://www.realtek.com.tw/">http://www.realtek.com.tw/</text:a>. The last activity in this series is to properly insert the NIC into the PCI slot, and we are ready to go ahead. </text:p>
      <text:p text:style-name="Text_20_body">It is strongly recommended to have Rubini's <text:span text:style-name="Emphasis">Linux Device Drivers</text:span> book with you for quick API reference. This is the best resource known to me for Linux device driver development, as of now. </text:p>
      <text:h text:style-name="Heading_20_2" text:outline-level="2">Starting Driver Development</text:h>
      <text:p text:style-name="Text_20_body">Driver development breaks down into the following steps: </text:p>
      <text:list xml:id="list109556192" text:style-name="L11">
        <text:list-item>
          <text:p text:style-name="P12">Detecting the device </text:p>
        </text:list-item>
        <text:list-item>
          <text:p text:style-name="P12">Enabling the device </text:p>
        </text:list-item>
        <text:list-item>
          <text:p text:style-name="P12">Understanding the network device </text:p>
        </text:list-item>
        <text:list-item>
          <text:p text:style-name="P12">Bus-independent device access </text:p>
        </text:list-item>
        <text:list-item>
          <text:p text:style-name="P12">Understanding the PCI configuration space </text:p>
        </text:list-item>
        <text:list-item>
          <text:p text:style-name="P12">Initializing net_device </text:p>
        </text:list-item>
        <text:list-item>
          <text:p text:style-name="P12">Understanding RealTek8139's transmission mechanism </text:p>
        </text:list-item>
        <text:list-item>
          <text:p text:style-name="P12"><text:soft-page-break/>Understanding RealTek8139's receiving mechanism </text:p>
        </text:list-item>
        <text:list-item>
          <text:p text:style-name="P12">Making the device ready to transmit packets </text:p>
        </text:list-item>
        <text:list-item>
          <text:p text:style-name="P5">Making the device ready to receive packets </text:p>
        </text:list-item>
      </text:list>
      <text:h text:style-name="Heading_20_3" text:outline-level="3">Detecting the Device</text:h>
      <text:p text:style-name="Text_20_body">As a first step, we need to detect the device of our interest. The Linux kernel provides a rich set of APIs to detect a device over the PCI bus (Plug &amp; Play), but we will go for the simplest one and the API is pci_get_device. </text:p>
      <table:table table:name="Table1" table:style-name="Table1">
        <table:table-column table:style-name="Table1.A"/>
        <table:table-row>
          <table:table-cell table:style-name="Table1.A1" office:value-type="string">
            <text:p text:style-name="Preformatted_20_Text">#define REALTEK_VENDOR_ID <text:s/>0x10EC</text:p>
            <text:p text:style-name="Preformatted_20_Text">#define REALTEK_DEVICE_ID <text:s/>0x8138</text:p>
            <text:p text:style-name="Preformatted_20_Text"/>
            <text:p text:style-name="Preformatted_20_Text">#include &lt;linux/kernel.h&gt;</text:p>
            <text:p text:style-name="Preformatted_20_Text">#include &lt;linux/module.h&gt;</text:p>
            <text:p text:style-name="Preformatted_20_Text">#include &lt;linux/stddef.h&gt;</text:p>
            <text:p text:style-name="Preformatted_20_Text">#include &lt;linux/pci.h&gt;</text:p>
            <text:p text:style-name="Preformatted_20_Text"/>
            <text:p text:style-name="Preformatted_20_Text">int init_module(void) {</text:p>
            <text:p text:style-name="Preformatted_20_Text"><text:s text:c="4"/>struct pci_dev *pdev;</text:p>
            <text:p text:style-name="Preformatted_20_Text"><text:s text:c="4"/>pdev = pci_get_device(REALTEK_VENDOR_ID, REALTEK_DEVICE_ID, NULL);</text:p>
            <text:p text:style-name="Preformatted_20_Text"><text:s text:c="4"/>if(!pdev)</text:p>
            <text:p text:style-name="Preformatted_20_Text"><text:s text:c="8"/>printk("&lt;1&gt;Device not found\n");</text:p>
            <text:p text:style-name="Preformatted_20_Text"><text:s text:c="4"/>else</text:p>
            <text:p text:style-name="Preformatted_20_Text"><text:s text:c="8"/>printk("&lt;1&gt;Device found\n");</text:p>
            <text:p text:style-name="Preformatted_20_Text"><text:s text:c="4"/>return 0;</text:p>
            <text:p text:style-name="P30">}</text:p>
          </table:table-cell>
        </table:table-row>
      </table:table>
      <text:p text:style-name="Text_20_body">Table 1: Detecting the device </text:p>
      <text:p text:style-name="Text_20_body">Each vendor has a unique ID assigned, and each vendor assigns a unique ID to a particular kind of device. The macros REALTEK_VENDOR_ID and REALTEK_DEVICE_ID indicate those IDs. You can find these values from the "PCI Configuration Space Table" in the RealTek8139 specifications. The following is the <text:span text:style-name="Teletype">struct pci_dev</text:span> declaration. </text:p>
      <table:table table:name="Table2" table:style-name="Table2">
        <table:table-column table:style-name="Table2.A"/>
        <table:table-row>
          <table:table-cell table:style-name="Table2.A1" office:value-type="string">
            <text:p text:style-name="Preformatted_20_Text">struct pci_dev {</text:p>
            <text:p text:style-name="Preformatted_20_Text"><text:s text:c="3"/>struct list_head bus_list; <text:s text:c="6"/>/* node in per-bus list */</text:p>
            <text:p text:style-name="Preformatted_20_Text"><text:s text:c="3"/>struct pci_bus *bus; <text:s text:c="12"/>/* bus this device is on */</text:p>
            <text:p text:style-name="Preformatted_20_Text"><text:s text:c="3"/>struct pci_bus *subordinate; <text:s text:c="4"/>/* bus this device bridges to */</text:p>
            <text:p text:style-name="Preformatted_20_Text"/>
            <text:p text:style-name="Preformatted_20_Text"><text:s text:c="3"/>void *sysdata; <text:s text:c="18"/>/* hook for sys-specific extension */</text:p>
            <text:p text:style-name="Preformatted_20_Text"><text:s text:c="3"/>struct proc_dir_entry *procent; <text:s/>/* device entry in /proc/bus/pci */</text:p>
            <text:p text:style-name="Preformatted_20_Text"><text:s text:c="3"/>struct pci_slot *slot; <text:s text:c="10"/>/* Physical slot this device is in */</text:p>
            <text:p text:style-name="Preformatted_20_Text"/>
            <text:p text:style-name="Preformatted_20_Text"><text:s text:c="3"/>unsigned int devfn; <text:s text:c="13"/>/* encoded device &amp; function index */</text:p>
            <text:p text:style-name="Preformatted_20_Text"><text:s text:c="3"/>unsigned short vendor;</text:p>
            <text:p text:style-name="Preformatted_20_Text"><text:s text:c="3"/>unsigned short device;</text:p>
            <text:p text:style-name="Preformatted_20_Text"><text:s text:c="3"/>unsigned short subsystem_vendor;</text:p>
            <text:p text:style-name="Preformatted_20_Text"><text:s text:c="3"/>unsigned short subsystem_device;</text:p>
            <text:p text:style-name="Preformatted_20_Text"><text:s text:c="3"/>unsigned int class; <text:s text:c="13"/>/* 3 bytes: (base,sub,prog-if) */</text:p>
            <text:p text:style-name="Preformatted_20_Text"><text:s text:c="3"/>u8 revision; <text:s text:c="20"/>/* PCI revision, low byte of class word */</text:p>
            <text:p text:style-name="Preformatted_20_Text"><text:s text:c="3"/>u8 hdr_type; <text:s text:c="20"/>/* PCI header type */</text:p>
            <text:p text:style-name="Preformatted_20_Text"><text:s text:c="3"/>u8 pcie_cap; <text:s text:c="20"/>/* PCI-E capability offset */</text:p>
            <text:p text:style-name="Preformatted_20_Text"><text:s text:c="3"/>u8 msi_cap; <text:s text:c="21"/>/* MSI capability offset */</text:p>
            <text:p text:style-name="Preformatted_20_Text"><text:s text:c="3"/>u8 msix_cap; <text:s text:c="20"/>/* MSI-X capability offset */</text:p>
            <text:p text:style-name="Preformatted_20_Text"><text:s text:c="3"/>u8 pcie_mpss:3; <text:s text:c="17"/>/* PCI-E Max Payload Size Supported */</text:p>
            <text:p text:style-name="Preformatted_20_Text"><text:s text:c="3"/>u8 rom_base_reg; <text:s text:c="16"/>/* which config register controls the ROM */</text:p>
            <text:p text:style-name="Preformatted_20_Text"><text:s text:c="3"/>u8 pin; <text:s text:c="25"/>/* which interrupt pin this device uses */</text:p>
            <text:p text:style-name="Preformatted_20_Text"><text:s text:c="3"/>u16 pcie_flags_reg; <text:s text:c="13"/>/* cached PCI-E Capabilities Register */</text:p>
            <text:p text:style-name="Preformatted_20_Text"/>
            <text:p text:style-name="Preformatted_20_Text"><text:soft-page-break/><text:s text:c="3"/>struct pci_driver *driver; <text:s text:c="6"/>/* which driver has allocated this device */</text:p>
            <text:p text:style-name="Preformatted_20_Text"><text:s text:c="3"/>u64 dma_mask; <text:s text:c="19"/>/* Mask of the bits of bus address this</text:p>
            <text:p text:style-name="Preformatted_20_Text"><text:s text:c="39"/>device implements. <text:s/>Normally this is</text:p>
            <text:p text:style-name="Preformatted_20_Text"><text:s text:c="39"/>0xffffffff. <text:s/>You only need to change</text:p>
            <text:p text:style-name="Preformatted_20_Text"><text:s text:c="39"/>this if your device has broken DMA</text:p>
            <text:p text:style-name="Preformatted_20_Text"><text:s text:c="39"/>or supports 64-bit transfers. <text:s/>*/</text:p>
            <text:p text:style-name="Preformatted_20_Text"/>
            <text:p text:style-name="Preformatted_20_Text"><text:s text:c="3"/>struct device_dma_parameters dma_parms;</text:p>
            <text:p text:style-name="Preformatted_20_Text"/>
            <text:p text:style-name="Preformatted_20_Text"><text:s text:c="3"/>pci_power_t <text:s/>current_state; <text:s text:c="5"/>/* Current operating state. In</text:p>
            <text:p text:style-name="Preformatted_20_Text"><text:s text:c="39"/>ACPI-speak, this is D0-D3, D0 </text:p>
            <text:p text:style-name="Preformatted_20_Text"><text:s text:c="39"/>being fully functional, and D3 </text:p>
            <text:p text:style-name="Preformatted_20_Text"><text:s text:c="39"/>being off. */</text:p>
            <text:p text:style-name="Preformatted_20_Text"><text:s text:c="3"/>u8 pm_cap; <text:s text:c="22"/>/* PM capability offset */</text:p>
            <text:p text:style-name="Preformatted_20_Text"><text:s text:c="3"/>unsigned int pme_support:5; <text:s text:c="5"/>/* Bitmask of states from which PME#</text:p>
            <text:p text:style-name="Preformatted_20_Text"><text:s text:c="39"/>can be generated */</text:p>
            <text:p text:style-name="Preformatted_20_Text"><text:s text:c="3"/>unsigned int pme_interrupt:1;</text:p>
            <text:p text:style-name="Preformatted_20_Text"><text:s text:c="3"/>unsigned int pme_poll:1; <text:s text:c="8"/>/* Poll device's PME status bit */</text:p>
            <text:p text:style-name="Preformatted_20_Text"><text:s text:c="3"/>unsigned int d1_support:1; <text:s text:c="6"/>/* Low power state D1 is supported */</text:p>
            <text:p text:style-name="Preformatted_20_Text"><text:s text:c="3"/>unsigned int d2_support:1; <text:s text:c="6"/>/* Low power state D2 is supported */</text:p>
            <text:p text:style-name="Preformatted_20_Text"><text:s text:c="3"/>unsigned int no_d1d2:1; <text:s text:c="9"/>/* D1 and D2 are forbidden */</text:p>
            <text:p text:style-name="Preformatted_20_Text"><text:s text:c="3"/>unsigned int no_d3cold:1; <text:s text:c="7"/>/* D3cold is forbidden */</text:p>
            <text:p text:style-name="Preformatted_20_Text"><text:s text:c="3"/>unsigned int d3cold_allowed:1; <text:s text:c="2"/>/* D3cold is allowed by user */</text:p>
            <text:p text:style-name="Preformatted_20_Text"><text:s text:c="3"/>unsigned int mmio_always_on:1; <text:s text:c="2"/>/* disallow turning off io/mem</text:p>
            <text:p text:style-name="Preformatted_20_Text"><text:s text:c="39"/>decoding during bar sizing */</text:p>
            <text:p text:style-name="Preformatted_20_Text"><text:s text:c="3"/>unsigned int wakeup_prepared:1;</text:p>
            <text:p text:style-name="Preformatted_20_Text"><text:s text:c="3"/>unsigned int runtime_d3cold:1; <text:s text:c="2"/>/* whether go through runtime</text:p>
            <text:p text:style-name="Preformatted_20_Text"><text:s text:c="39"/>D3cold, not set for devices</text:p>
            <text:p text:style-name="Preformatted_20_Text"><text:s text:c="39"/>powered on/off by the</text:p>
            <text:p text:style-name="Preformatted_20_Text"><text:s text:c="39"/>corresponding bridge */</text:p>
            <text:p text:style-name="Preformatted_20_Text"><text:s text:c="3"/>unsigned int d3_delay; <text:s text:c="10"/>/* D3-&gt;D0 transition time in ms */</text:p>
            <text:p text:style-name="Preformatted_20_Text"><text:s text:c="3"/>unsigned int d3cold_delay; <text:s text:c="6"/>/* D3cold-&gt;D0 transition time in ms */</text:p>
            <text:p text:style-name="Preformatted_20_Text"/>
            <text:p text:style-name="Preformatted_20_Text">#ifdef CONFIG_PCIEASPM</text:p>
            <text:p text:style-name="Preformatted_20_Text"><text:s text:c="3"/>struct pcie_link_state*link_state; <text:s text:c="2"/>/* ASPM link state. */</text:p>
            <text:p text:style-name="Preformatted_20_Text">#endif</text:p>
            <text:p text:style-name="Preformatted_20_Text"/>
            <text:p text:style-name="Preformatted_20_Text"><text:s text:c="3"/>pci_channel_state_t error_state; <text:s/>/* current connectivity state */</text:p>
            <text:p text:style-name="Preformatted_20_Text"><text:s text:c="3"/>struct devicedev; <text:s text:c="16"/>/* Generic device interface */</text:p>
            <text:p text:style-name="Preformatted_20_Text"/>
            <text:p text:style-name="Preformatted_20_Text"><text:s text:c="3"/>int cfg_size; <text:s text:c="20"/>/* Size of configuration space */</text:p>
            <text:p text:style-name="Preformatted_20_Text"/>
            <text:p text:style-name="Preformatted_20_Text">/*</text:p>
            <text:p text:style-name="Preformatted_20_Text"><text:s/>* Instead of touching interrupt line and base address registers</text:p>
            <text:p text:style-name="Preformatted_20_Text"><text:s/>* directly, use the values stored here. They might be different!</text:p>
            <text:p text:style-name="Preformatted_20_Text"><text:s/>*/</text:p>
            <text:p text:style-name="Preformatted_20_Text"><text:s text:c="3"/>unsigned int irq;</text:p>
            <text:p text:style-name="Preformatted_20_Text"><text:s text:c="3"/>struct resource resource[DEVICE_COUNT_RESOURCE]; /* I/O and memory</text:p>
            <text:p text:style-name="Preformatted_20_Text"><text:s text:c="55"/>regions+expansion ROMs */</text:p>
            <text:p text:style-name="Preformatted_20_Text"/>
            <text:p text:style-name="Preformatted_20_Text"><text:s text:c="3"/>bool match_driver; <text:s text:c="14"/>/* Skip attaching driver */</text:p>
            <text:p text:style-name="Preformatted_20_Text">/* These fields are used by common fixups */</text:p>
            <text:p text:style-name="Preformatted_20_Text"><text:s text:c="3"/>unsigned int transparent:1; <text:s text:c="5"/>/* Transparent PCI bridge */</text:p>
            <text:p text:style-name="Preformatted_20_Text"><text:s text:c="3"/>unsigned int multifunction:1; <text:s text:c="3"/>/* Part of multi-function device */</text:p>
            <text:p text:style-name="Preformatted_20_Text">/* keep track of device state */</text:p>
            <text:p text:style-name="Preformatted_20_Text"><text:s text:c="3"/>unsigned int is_added:1;</text:p>
            <text:p text:style-name="Preformatted_20_Text"><text:s text:c="3"/>unsigned int is_busmaster:1; <text:s text:c="4"/>/* device is busmaster */</text:p>
            <text:p text:style-name="Preformatted_20_Text"><text:s text:c="3"/>unsigned int no_msi:1; <text:s text:c="10"/>/* device may not use msi */</text:p>
            <text:p text:style-name="Preformatted_20_Text"><text:s text:c="3"/>unsigned int block_cfg_access:1; /* config space access is blocked */</text:p>
            <text:p text:style-name="Preformatted_20_Text"><text:s text:c="3"/>unsigned int broken_parity_status:1; <text:s/>/* Device generates false positive</text:p>
            <text:p text:style-name="Preformatted_20_Text"><text:s text:c="44"/>parity */</text:p>
            <text:p text:style-name="Preformatted_20_Text"><text:s text:c="3"/>unsigned int irq_reroute_variant:2; <text:s text:c="2"/>/* device needs IRQ rerouting</text:p>
            <text:p text:style-name="Preformatted_20_Text"><text:soft-page-break/><text:s text:c="44"/>variant */</text:p>
            <text:p text:style-name="Preformatted_20_Text"><text:s text:c="3"/>unsigned int msi_enabled:1;</text:p>
            <text:p text:style-name="Preformatted_20_Text"><text:s text:c="3"/>unsigned int msix_enabled:1;</text:p>
            <text:p text:style-name="Preformatted_20_Text"><text:s text:c="3"/>unsigned int ari_enabled:1; <text:s text:c="5"/>/* ARI forwarding */</text:p>
            <text:p text:style-name="Preformatted_20_Text"><text:s text:c="3"/>unsigned int is_managed:1;</text:p>
            <text:p text:style-name="Preformatted_20_Text"><text:s text:c="3"/>unsigned int is_pcie:1; <text:s text:c="9"/>/* Obsolete. Will be removed.</text:p>
            <text:p text:style-name="Preformatted_20_Text"><text:s text:c="3"/>Use pci_is_pcie() instead */</text:p>
            <text:p text:style-name="Preformatted_20_Text"><text:s text:c="3"/>unsigned int needs_freset:1; <text:s text:c="4"/>/* Dev requires fundamental reset */</text:p>
            <text:p text:style-name="Preformatted_20_Text"><text:s text:c="3"/>unsigned int state_saved:1;</text:p>
            <text:p text:style-name="Preformatted_20_Text"><text:s text:c="3"/>unsigned int is_physfn:1;</text:p>
            <text:p text:style-name="Preformatted_20_Text"><text:s text:c="3"/>unsigned int is_virtfn:1;</text:p>
            <text:p text:style-name="Preformatted_20_Text"><text:s text:c="3"/>unsigned int reset_fn:1;</text:p>
            <text:p text:style-name="Preformatted_20_Text"><text:s text:c="3"/>unsigned int is_hotplug_bridge:1;</text:p>
            <text:p text:style-name="Preformatted_20_Text"><text:s text:c="3"/>unsigned int __aer_firmware_first_valid:1;</text:p>
            <text:p text:style-name="Preformatted_20_Text"><text:s text:c="3"/>unsigned int __aer_firmware_first:1;</text:p>
            <text:p text:style-name="Preformatted_20_Text"><text:s text:c="3"/>unsigned int broken_intx_masking:1;</text:p>
            <text:p text:style-name="Preformatted_20_Text"><text:s text:c="3"/>unsigned int io_window_1k:1; <text:s text:c="4"/>/* Intel P2P bridge 1K I/O windows */</text:p>
            <text:p text:style-name="Preformatted_20_Text"><text:s text:c="3"/>pci_dev_flags_t dev_flags;</text:p>
            <text:p text:style-name="Preformatted_20_Text"><text:s text:c="3"/>atomic_t enable_cnt; <text:s text:c="12"/>/* pci_enable_device has been called */</text:p>
            <text:p text:style-name="Preformatted_20_Text"/>
            <text:p text:style-name="Preformatted_20_Text"><text:s text:c="3"/>u32 saved_config_space[16]; <text:s text:c="5"/>/* config space saved at suspend time */</text:p>
            <text:p text:style-name="Preformatted_20_Text"><text:s text:c="3"/>struct hlist_head saved_cap_space;</text:p>
            <text:p text:style-name="Preformatted_20_Text"><text:s text:c="3"/>struct bin_attribute *rom_attr; <text:s/>/* attribute descriptor for sysfs ROM</text:p>
            <text:p text:style-name="Preformatted_20_Text"><text:s text:c="39"/>entry */</text:p>
            <text:p text:style-name="Preformatted_20_Text"><text:s text:c="3"/>int rom_attr_enabled; <text:s text:c="11"/>/* has display of the rom attribute </text:p>
            <text:p text:style-name="Preformatted_20_Text"><text:s text:c="39"/>been enabled? <text:s/>*/</text:p>
            <text:p text:style-name="Preformatted_20_Text"><text:s text:c="3"/>struct bin_attribute *res_attr[DEVICE_COUNT_RESOURCE]; /* sysfs file</text:p>
            <text:p text:style-name="Preformatted_20_Text"><text:s text:c="61"/>for resources */</text:p>
            <text:p text:style-name="Preformatted_20_Text"><text:s text:c="3"/>struct bin_attribute *res_attr_wc[DEVICE_COUNT_RESOURCE]; /* sysfs</text:p>
            <text:p text:style-name="Preformatted_20_Text"><text:s text:c="42"/>file for WC mapping of resources */</text:p>
            <text:p text:style-name="Preformatted_20_Text">#ifdef CONFIG_PCI_MSI</text:p>
            <text:p text:style-name="Preformatted_20_Text"><text:s text:c="3"/>struct list_head msi_list;</text:p>
            <text:p text:style-name="Preformatted_20_Text"><text:s text:c="3"/>struct kset *msi_kset;</text:p>
            <text:p text:style-name="Preformatted_20_Text">#endif</text:p>
            <text:p text:style-name="Preformatted_20_Text"><text:s text:c="3"/>struct pci_vpd *vpd;</text:p>
            <text:p text:style-name="Preformatted_20_Text">#ifdef CONFIG_PCI_ATS</text:p>
            <text:p text:style-name="Preformatted_20_Text"><text:s text:c="3"/>union {</text:p>
            <text:p text:style-name="Preformatted_20_Text"><text:s text:c="6"/>struct pci_sriov *sriov; <text:s text:c="5"/>/* SR-IOV capability related */</text:p>
            <text:p text:style-name="Preformatted_20_Text"><text:s text:c="6"/>struct pci_dev *physfn; <text:s text:c="6"/>/* the PF this VF is associated with */</text:p>
            <text:p text:style-name="Preformatted_20_Text"><text:s text:c="3"/>};</text:p>
            <text:p text:style-name="Preformatted_20_Text"><text:s text:c="3"/>struct pci_ats *ats; <text:s text:c="12"/>/* Address Translation Service */</text:p>
            <text:p text:style-name="Preformatted_20_Text">#endif</text:p>
            <text:p text:style-name="Preformatted_20_Text"><text:s text:c="3"/>phys_addr_t rom; <text:s text:c="16"/>/* Physical address of ROM if it's </text:p>
            <text:p text:style-name="Preformatted_20_Text"><text:s text:c="39"/>not from the BAR */</text:p>
            <text:p text:style-name="Preformatted_20_Text"><text:s text:c="3"/>size_t romlen; <text:s text:c="18"/>/* Length of ROM if it's not from the BAR */</text:p>
            <text:p text:style-name="P30">};</text:p>
          </table:table-cell>
        </table:table-row>
      </table:table>
      <text:h text:style-name="Heading_20_3" text:outline-level="3">Enabling the Device</text:h>
      <text:p text:style-name="Text_20_body">After detecting the device, we need to enable the device before starting any kind of interaction or communication with the device. The code snippet shown in Table 1 can be extended for device detection and enabling the device. </text:p>
      <table:table table:name="Table3" table:style-name="Table3">
        <table:table-column table:style-name="Table3.A"/>
        <table:table-row>
          <table:table-cell table:style-name="Table3.A1" office:value-type="string">
            <text:p text:style-name="Preformatted_20_Text">static struct pci_dev* probe_for_realtek8139(void) {</text:p>
            <text:p text:style-name="Preformatted_20_Text"><text:s text:c="3"/>struct pci_dev *pdev = NULL;</text:p>
            <text:p text:style-name="Preformatted_20_Text"/>
            <text:p text:style-name="Preformatted_20_Text"><text:s text:c="3"/>/* Look for RealTek 8139 NIC */</text:p>
            <text:p text:style-name="Preformatted_20_Text"><text:s text:c="3"/>if ((pdev = pci_get_device(REALTEK_VENDOR_ID, REALTEK_DEVICE_ID, NULL))) {</text:p>
            <text:p text:style-name="Preformatted_20_Text"><text:s text:c="6"/>/* device found, enable it */</text:p>
            <text:p text:style-name="Preformatted_20_Text"><text:s text:c="6"/>if (pci_enable_device(pdev)) {</text:p>
            <text:p text:style-name="Preformatted_20_Text"><text:soft-page-break/><text:s text:c="9"/>printk("Could not enable the device\n");</text:p>
            <text:p text:style-name="Preformatted_20_Text"><text:s text:c="9"/>return NULL;</text:p>
            <text:p text:style-name="Preformatted_20_Text"><text:s text:c="6"/>} else</text:p>
            <text:p text:style-name="Preformatted_20_Text"><text:s text:c="9"/>printk("Device enabled\n");</text:p>
            <text:p text:style-name="Preformatted_20_Text"><text:s text:c="3"/>} else {</text:p>
            <text:p text:style-name="Preformatted_20_Text"><text:s text:c="6"/>printk("Device not found\n");</text:p>
            <text:p text:style-name="Preformatted_20_Text"><text:s text:c="6"/>return pdev;</text:p>
            <text:p text:style-name="Preformatted_20_Text"><text:s text:c="3"/>}</text:p>
            <text:p text:style-name="Preformatted_20_Text"><text:s text:c="3"/>return pdev;</text:p>
            <text:p text:style-name="Preformatted_20_Text">}</text:p>
            <text:p text:style-name="Preformatted_20_Text"/>
            <text:p text:style-name="Preformatted_20_Text">int init_module(void) {</text:p>
            <text:p text:style-name="Preformatted_20_Text"><text:s text:c="3"/>struct pci_dev *pdev;</text:p>
            <text:p text:style-name="Preformatted_20_Text"><text:s text:c="3"/>pdev = probe_for_realtek8139();</text:p>
            <text:p text:style-name="Preformatted_20_Text"><text:s text:c="3"/>return 0;</text:p>
            <text:p text:style-name="P30">}</text:p>
          </table:table-cell>
        </table:table-row>
      </table:table>
      <text:p text:style-name="Text_20_body">Table 2: Detecting and Enabling the Device </text:p>
      <text:p text:style-name="Text_20_body">In Table 2, the function probe_for_realtek8139 performs the following tasks: </text:p>
      <text:list xml:id="list1569478258" text:style-name="L12">
        <text:list-item>
          <text:p text:style-name="P13">Detects the RealTek 8139 device as explained in Table 1 </text:p>
        </text:list-item>
        <text:list-item>
          <text:p text:style-name="P6">Enables the device (by calling pci_enable_device), if found </text:p>
        </text:list-item>
      </text:list>
      <text:p text:style-name="Text_20_body">For time being, we temporarily suspend the thread of driver code study; instead, we look into some important topics in order to understand the Linux view of a network device. We will look at network devices, and the difference between memory-mapped I/O, port-mapped I/O, and PCI configuration space. </text:p>
      <text:h text:style-name="Heading_20_3" text:outline-level="3">Understanding Network Devices</text:h>
      <text:p text:style-name="Text_20_body">We have detected the PCI device and enabled it, but the networking stack in Linux sees interfaces as network devices. This is represented by the structure net_device. This means that the networking stack issues commands to the network device (represented by net_device), and the driver shall transfer those commands to the PCI device. Table 3 lists some important fields of the structure net_device, which will be used later in this article. </text:p>
      <table:table table:name="Table4" table:style-name="Table4">
        <table:table-column table:style-name="Table4.A"/>
        <table:table-row>
          <table:table-cell table:style-name="Table4.A1" office:value-type="string">
            <text:p text:style-name="Preformatted_20_Text">struct net_device {</text:p>
            <text:p text:style-name="Preformatted_20_Text"><text:s text:c="2"/>char name[IFNAMSIZ];</text:p>
            <text:p text:style-name="Preformatted_20_Text"><text:s text:c="2"/>unsigned long base_addr; <text:s text:c="17"/>/* device I/O address*/</text:p>
            <text:p text:style-name="Preformatted_20_Text"><text:s text:c="2"/>unsigned char addr_len; <text:s text:c="18"/>/* hardware address length */</text:p>
            <text:p text:style-name="Preformatted_20_Text"><text:s text:c="2"/>unsigned char *dev_addr; <text:s text:c="17"/>/* hw address, (before bcast</text:p>
            <text:p text:style-name="Preformatted_20_Text"><text:s text:c="47"/>because most packets are</text:p>
            <text:p text:style-name="Preformatted_20_Text"><text:s text:c="47"/>unicast) */</text:p>
            <text:p text:style-name="Preformatted_20_Text"><text:s text:c="2"/>unsigned char broadcast[MAX_ADDR_LEN]; <text:s text:c="3"/>/* hw bcast address */</text:p>
            <text:p text:style-name="Preformatted_20_Text"><text:s text:c="2"/>unsigned short hard_header_len; <text:s text:c="10"/>/* hardware hdr length */</text:p>
            <text:p text:style-name="Preformatted_20_Text"><text:s text:c="2"/>unsigned int irq; <text:s text:c="24"/>/* device IRQ number*/</text:p>
            <text:p text:style-name="Preformatted_20_Text"><text:s text:c="2"/>const struct net_device_ops *netdev_ops;</text:p>
            <text:p text:style-name="Preformatted_20_Text"><text:s text:c="2"/>const struct header_ops *header_ops;</text:p>
            <text:p text:style-name="Preformatted_20_Text"><text:s text:c="2"/>struct net_device_stats stats;</text:p>
            <text:p text:style-name="P30">};</text:p>
          </table:table-cell>
        </table:table-row>
      </table:table>
      <text:p text:style-name="Text_20_body">Table 3: Structure net_device </text:p>
      <text:p text:style-name="Text_20_body">Although this structure has many more members, for our minimal driver, these members are good enough. The following section describes the structure members: </text:p>
      <text:list xml:id="list52956293" text:style-name="L13">
        <text:list-item>
          <text:p text:style-name="P14">name - The name of the device. If the first character of the name is null, then register_netdev assigns it the name "ethn", where n is suitable numeric. For example, if your system already <text:soft-page-break/>has eth0 and eth1, your device will be named eth2. </text:p>
        </text:list-item>
        <text:list-item>
          <text:p text:style-name="P14">base_addr - The I/O base address. We will discuss more about I/O addresses later in this article. </text:p>
        </text:list-item>
        <text:list-item>
          <text:p text:style-name="P14">addr_len - Hardware address (MAC address) length. It is 6 for Ethernet interfaces. </text:p>
        </text:list-item>
        <text:list-item>
          <text:p text:style-name="P14">dev_addr - Hardware address (Ethernet address or MAC address) </text:p>
        </text:list-item>
        <text:list-item>
          <text:p text:style-name="P14">broadcast - device broadcast address. It is FF:FF:FF:FF:FF:FF for Ethernet interfaces </text:p>
        </text:list-item>
        <text:list-item>
          <text:p text:style-name="P14">hard_header_len - The "hardware header length" is the number of octets that lead the transmitted packet before IP header, or other protocol information. The value of hard_header_len is 14 for Ethernet interfaces. </text:p>
        </text:list-item>
        <text:list-item>
          <text:p text:style-name="P14">irq - The assigned interrupt number. </text:p>
        </text:list-item>
        <text:list-item>
          <text:p text:style-name="P14">netdev_ops - holds main management functions </text:p>
          <text:list>
            <text:list-item>
              <text:p text:style-name="P14">open - This is a pointer to a function that opens the device. This function is called whenever ifconfig activates the device (for example, "ifconfig eth0 up"). The open method should register any system resources it needs (I/O ports, IRQ, DMA, etc.), turn on the hardware and increment module usage count. </text:p>
            </text:list-item>
            <text:list-item>
              <text:p text:style-name="P14">stop - This is a pointer to a function that stops the interface. This function is called whenever ifconfig deactivates the device (for example, "ifconfig eth0 down"). The stop method releases all the resources acquired by open function. </text:p>
            </text:list-item>
            <text:list-item>
              <text:p text:style-name="P14">hard_start_xmit - This function transfers a given packet on the wire. The first argument of the function is a pointer to structure sk_buff. Structure sk_buff is used to hold packets in Linux networking stacks. Although this article does not require detailed knowledge about sk_buff's structure, its details can be found at http://www.tldp.org/LDP/khg/HyperNews/get/net/net-intro.html. </text:p>
            </text:list-item>
            <text:list-item>
              <text:p text:style-name="P7">get_stats - This function provides interfaces statistics. The output of the command "ifconfig eth0" has most of the fields from get_stats. </text:p>
            </text:list-item>
          </text:list>
        </text:list-item>
      </text:list>
      <text:p text:style-name="Text_20_body">Although we have not mentioned all members of the net_device structure, please note especially that there is no member function for receiving packets. This is done by the device interrupt handler, as we will see later in this article. </text:p>
      <text:h text:style-name="Heading_20_3" text:outline-level="3">Bus-Independent Device Access</text:h>
      <text:p text:style-name="Text_20_body"><text:span text:style-name="Emphasis">Note: This section has been taken from Alan Cox's book Bus-Independent Device Accesses available at </text:span><text:a xlink:type="simple" xlink:href="http://tali.admingilde.org/linux-docbook/deviceiobook.pdf"><text:span text:style-name="Emphasis">http://tali.admingilde.org/linux-docbook/deviceiobook.pdf</text:span></text:a> </text:p>
      <text:p text:style-name="Quotations">Linux provides an API set that abstracts performing I/O operations across all buses and devices, allowing device drivers to be written independent of bus type. </text:p>
      <text:h text:style-name="P31" text:outline-level="4">Memory-Mapped I/O</text:h>
      <text:p text:style-name="Quotations">The most widely supported form of I/O is memory-mapped I/O. That is, a part of the CPU's address space is interpreted not as accesses to memory, but as accesses to a device. Some architectures define devices to be at a fixed address, but most have some method of discovering devices. The PCI bus walk is a good example of such a scheme. This document does not cover how to receive such an address, but assumes you are starting with one. </text:p>
      <text:p text:style-name="Quotations">Physical addresses are of type unsigned long. These addresses should not be used directly. Instead, to get an address suitable for passing to the functions described below, you should call ioremap. An address suitable for accessing the device will be returned to you. </text:p>
      <text:p text:style-name="Quotations"><text:soft-page-break/>After you've finished using the device (say, in your module's exit routine), call iounmap in order to return the address space to the kernel. Most architectures allocate new address space each time you call ioremap, and they can run out unless you call iounmap. </text:p>
      <text:h text:style-name="P31" text:outline-level="4">Accessing the device</text:h>
      <text:p text:style-name="Quotations">The part of the interface most used by drivers is reading and writing memory-mapped registers on the device. Linux provides interfaces to read and write 8-bit, 16-bit, 32-bit and 64-bit quantities. Due to a historical accident, these are named byte, word, long, and quad accesses. Both read and write accesses are supported; there is no prefetch support at this time. The functions are named readb, readw, readl, readq, writeb, writew, writel, and writeq. </text:p>
      <text:p text:style-name="Quotations">Some devices (such as framebuffers) would like to use larger transfers that are more than 8 bytes at a time. For these devices, the memcpy_toio, memcpy_fromio and memset_io functions are provided. Do not use memset or memcpy on I/O addresses; they are not guaranteed to copy data in order. </text:p>
      <text:p text:style-name="Quotations">The read and write functions are defined to be ordered. That is, the compiler the the the is not permitted to reorder the I/O sequence. When the ordering can be compiler optimized, you can use __readb and friends to indicate the relaxed ordering. Use this with care. The rmb provides a read memory barrier. The wmb provides a write memory barrier. </text:p>
      <text:p text:style-name="Quotations">While the basic functions are defined to be synchronous with respect to each other and ordered with respect to each other the buses the devices sit on may themselves have asynchronocity. In particular many authors are not comfortable by the fact that PCI bus writes are posted asynchronously. An author of the driver must issue a read from the same device to ensure that writes have occurred in the manner the author wanted it. This kind of property cannot be hidden from driver writers in the API. </text:p>
      <text:h text:style-name="P31" text:outline-level="4">Port Space Access</text:h>
      <text:p text:style-name="Quotations">Another form of I/O commonly supported is Port Space. This is a range of addresses different from the normal memory address space. Access to these addresses is generally not as fast as accesses to the memory mapped addresses, and it also has a potentially smaller address space. </text:p>
      <text:p text:style-name="Quotations">Unlike with memory mapped I/O, no preparation is required to access port space. </text:p>
      <text:h text:style-name="P31" text:outline-level="4">Accessing Port Space or I/O mapped devices</text:h>
      <text:p text:style-name="Quotations">Accesses to this space are provided through a set of functions which allow 8-bit, 16-bit and 32-bit accesses; also known as byte, word and long. These functions are inb, inw, inl, outb, outw and outl. </text:p>
      <text:p text:style-name="Quotations">Some variants are provided for these functions. Some devices require that accesses to their ports are slowed down. This functionality is provided by appending a _p to the end of the function. There are also equivalents to memcpy. The ins and outs functions copy bytes, words or longs to/from the given port. </text:p>
      <text:h text:style-name="Heading_20_3" text:outline-level="3"><text:soft-page-break/>Understanding PCI Configuration Space</text:h>
      <text:p text:style-name="Text_20_body">In this section, we will look at PCI configuration space. PCI devices feature a 256-byte address space. The first 64 bytes are standardized while the rest of the bytes are device dependent. Figure 1 shows the standard PCI configuration space. </text:p>
      <text:p text:style-name="P8"><draw:frame draw:style-name="fr1" draw:name="graphics2" text:anchor-type="as-char" svg:width="12.726cm" svg:height="7.091cm" draw:z-index="1"><draw:image xlink:href="http://gauss.ececs.uc.edu/Courses/c4029/code/drivers/Kernel/pci_config_space.gif" xlink:type="simple" xlink:show="embed" xlink:actuate="onLoad"/><svg:title>PCI Configuration Space</svg:title></draw:frame> </text:p>
      <text:p text:style-name="Text_20_body">Figure 1: PCI Configuration Space </text:p>
      <text:p text:style-name="Text_20_body">The fields "Vendor ID" and "Device ID" are unique identifiers assigned to the vendor and the device, respectively. (We have seen them in the section "Device Detection".) Another field to note is "Base Address Registers", popularly known as BAR. We will see how BARs are used shortly. </text:p>
      <text:h text:style-name="Heading_20_3" text:outline-level="3">Initializing net_device</text:h>
      <text:p text:style-name="Text_20_body">Now it's time to revert back to driver development. Before that I remind you about the priv field of the structure net_device. We will declare a structure which holds data private to our device and that structure shall be pointed to by member priv. The structure has the following members (We will update structure members as we progress). </text:p>
      <table:table table:name="Table5" table:style-name="Table5">
        <table:table-column table:style-name="Table5.A"/>
        <table:table-row>
          <table:table-cell table:style-name="Table5.A1" office:value-type="string">
            <text:p text:style-name="Preformatted_20_Text">struct rtl8139_private {</text:p>
            <text:p text:style-name="Preformatted_20_Text"><text:s text:c="3"/>struct pci_dev *pci_dev; <text:s/>/* PCI device */</text:p>
            <text:p text:style-name="Preformatted_20_Text"><text:s text:c="3"/>void *mmio_addr; <text:s text:c="9"/>/* memory mapped I/O addr */</text:p>
            <text:p text:style-name="Preformatted_20_Text"><text:s text:c="3"/>unsigned long regs_len; <text:s text:c="2"/>/* length of I/O or MMI/O region */</text:p>
            <text:p text:style-name="P30">};</text:p>
          </table:table-cell>
        </table:table-row>
      </table:table>
      <text:p text:style-name="Text_20_body">Table 4: rtl8139_private structure </text:p>
      <text:p text:style-name="Text_20_body">Now we define a net_device pointer and initialize it, in the rest of the init_module function. </text:p>
      <table:table table:name="Table6" table:style-name="Table6">
        <table:table-column table:style-name="Table6.A"/>
        <table:table-row>
          <table:table-cell table:style-name="Table6.A1" office:value-type="string">
            <text:p text:style-name="Preformatted_20_Text">#define DRIVER "rtl8139"</text:p>
            <text:p text:style-name="Preformatted_20_Text">static struct net_device *rtl8139_dev;</text:p>
            <text:p text:style-name="Preformatted_20_Text"/>
            <text:p text:style-name="Preformatted_20_Text">static int rtl8139_init(struct pci_dev *pdev, struct net_device **dev_out) {</text:p>
            <text:p text:style-name="Preformatted_20_Text"><text:s text:c="3"/>struct net_device *dev;</text:p>
            <text:p text:style-name="Preformatted_20_Text"><text:s text:c="3"/>struct rtl8139_private *tp;</text:p>
            <text:p text:style-name="Preformatted_20_Text"/>
            <text:p text:style-name="Preformatted_20_Text"><text:s text:c="3"/>/* </text:p>
            <text:p text:style-name="Preformatted_20_Text"><text:s text:c="4"/>* alloc_etherdev allocates memory for dev and the user's private struct</text:p>
            <text:p text:style-name="Preformatted_20_Text"><text:s text:c="4"/>* which has sizeof(struct rtl8139_private) memory allocated. <text:s/>*/</text:p>
            <text:p text:style-name="Preformatted_20_Text"><text:s text:c="3"/>if (!(dev = alloc_etherdev(sizeof(struct rtl8139_private)))) {</text:p>
            <text:p text:style-name="Preformatted_20_Text"><text:s text:c="6"/>printk("Could not allocate etherdev\n");</text:p>
            <text:p text:style-name="Preformatted_20_Text"><text:s text:c="6"/>return -1;</text:p>
            <text:p text:style-name="Preformatted_20_Text"><text:s text:c="3"/>}</text:p>
            <text:p text:style-name="Preformatted_20_Text"><text:soft-page-break/></text:p>
            <text:p text:style-name="Preformatted_20_Text"><text:s text:c="3"/>tp = netdev_priv(dev);</text:p>
            <text:p text:style-name="Preformatted_20_Text"><text:s text:c="3"/>tp-&gt;pci_dev = pdev;</text:p>
            <text:p text:style-name="Preformatted_20_Text"><text:s text:c="3"/>*dev_out = dev;</text:p>
            <text:p text:style-name="Preformatted_20_Text"/>
            <text:p text:style-name="Preformatted_20_Text"><text:s text:c="3"/>return 0;</text:p>
            <text:p text:style-name="Preformatted_20_Text">}</text:p>
            <text:p text:style-name="Preformatted_20_Text"/>
            <text:p text:style-name="Preformatted_20_Text">int init_module(void) {</text:p>
            <text:p text:style-name="Preformatted_20_Text"><text:s text:c="3"/>struct pci_dev *pdev;</text:p>
            <text:p text:style-name="Preformatted_20_Text"><text:s text:c="3"/>unsigned long mmio_start, mmio_end, mmio_len, mmio_flags;</text:p>
            <text:p text:style-name="Preformatted_20_Text"><text:s text:c="3"/>void *ioaddr;</text:p>
            <text:p text:style-name="Preformatted_20_Text"><text:s text:c="3"/>struct rtl8139_private *tp;</text:p>
            <text:p text:style-name="Preformatted_20_Text"><text:s text:c="3"/>int i;</text:p>
            <text:p text:style-name="Preformatted_20_Text"/>
            <text:p text:style-name="Preformatted_20_Text"><text:s text:c="3"/>if (!(pdev = probe_for_realtek8139( ))) return 0;</text:p>
            <text:p text:style-name="Preformatted_20_Text"/>
            <text:p text:style-name="Preformatted_20_Text"><text:s text:c="3"/>if (rtl8139_init(pdev, &amp;rtl8139_dev)) {</text:p>
            <text:p text:style-name="Preformatted_20_Text"><text:s text:c="6"/>printk("Could not initialize device\n");</text:p>
            <text:p text:style-name="Preformatted_20_Text"><text:s text:c="6"/>return 0;</text:p>
            <text:p text:style-name="Preformatted_20_Text"><text:s text:c="3"/>}</text:p>
            <text:p text:style-name="Preformatted_20_Text"/>
            <text:p text:style-name="Preformatted_20_Text"><text:s text:c="3"/>tp = netdev_priv(rtl8139_dev); <text:s text:c="4"/>/* rtl8139 private information */</text:p>
            <text:p text:style-name="Preformatted_20_Text"><text:s text:c="8"/></text:p>
            <text:p text:style-name="Preformatted_20_Text"><text:s text:c="3"/>/* get PCI memory mapped I/O space base address from BAR1 */</text:p>
            <text:p text:style-name="Preformatted_20_Text"><text:s text:c="3"/>mmio_start = pci_resource_start(pdev, 1);</text:p>
            <text:p text:style-name="Preformatted_20_Text"><text:s text:c="3"/>mmio_end = pci_resource_end(pdev, 1);</text:p>
            <text:p text:style-name="Preformatted_20_Text"><text:s text:c="3"/>mmio_len = pci_resource_len(pdev, 1);</text:p>
            <text:p text:style-name="Preformatted_20_Text"><text:s text:c="3"/>mmio_flags = pci_resource_flags(pdev, 1);</text:p>
            <text:p text:style-name="Preformatted_20_Text"/>
            <text:p text:style-name="Preformatted_20_Text"><text:s text:c="3"/>/* make sure above region is MMI/O */</text:p>
            <text:p text:style-name="Preformatted_20_Text"><text:s text:c="3"/>if (!(mmio_flags &amp; IORESOURCE_MEM)) {</text:p>
            <text:p text:style-name="Preformatted_20_Text"><text:s text:c="6"/>printk("region not MMI/O region\n");</text:p>
            <text:p text:style-name="Preformatted_20_Text"><text:s text:c="6"/>goto cleanup1;</text:p>
            <text:p text:style-name="Preformatted_20_Text"><text:s text:c="3"/>}</text:p>
            <text:p text:style-name="Preformatted_20_Text"><text:s text:c="8"/></text:p>
            <text:p text:style-name="Preformatted_20_Text"><text:s text:c="3"/>/* get PCI memory space */</text:p>
            <text:p text:style-name="Preformatted_20_Text"><text:s text:c="3"/>if (pci_request_regions(pdev, DRIVER)) {</text:p>
            <text:p text:style-name="Preformatted_20_Text"><text:s text:c="6"/>printk("Could not get PCI region\n");</text:p>
            <text:p text:style-name="Preformatted_20_Text"><text:s text:c="6"/>goto cleanup1;</text:p>
            <text:p text:style-name="Preformatted_20_Text"><text:s text:c="3"/>}</text:p>
            <text:p text:style-name="Preformatted_20_Text"/>
            <text:p text:style-name="Preformatted_20_Text"><text:s text:c="3"/>/* Enable bus mastering of the PCI device to enable the device</text:p>
            <text:p text:style-name="Preformatted_20_Text"><text:s text:c="6"/>to initiate transactions <text:s/>*/</text:p>
            <text:p text:style-name="Preformatted_20_Text"><text:s text:c="3"/>pci_set_master(pdev);</text:p>
            <text:p text:style-name="Preformatted_20_Text"/>
            <text:p text:style-name="Preformatted_20_Text"><text:s text:c="3"/>/* ioremap MMI/O region */</text:p>
            <text:p text:style-name="Preformatted_20_Text"><text:s text:c="3"/>if (!(ioaddr = ioremap(mmio_start, mmio_len))) {</text:p>
            <text:p text:style-name="Preformatted_20_Text"><text:s text:c="6"/>printk("Could not ioremap\n");</text:p>
            <text:p text:style-name="Preformatted_20_Text"><text:s text:c="6"/>goto cleanup2;</text:p>
            <text:p text:style-name="Preformatted_20_Text"><text:s text:c="3"/>}</text:p>
            <text:p text:style-name="Preformatted_20_Text"/>
            <text:p text:style-name="Preformatted_20_Text"><text:s text:c="3"/>rtl8139_dev-&gt;base_addr = (long)ioaddr;</text:p>
            <text:p text:style-name="Preformatted_20_Text"><text:s text:c="3"/>tp-&gt;mmio_addr = ioaddr;</text:p>
            <text:p text:style-name="Preformatted_20_Text"><text:s text:c="3"/>tp-&gt;regs_len = mmio_len;</text:p>
            <text:p text:style-name="Preformatted_20_Text"/>
            <text:p text:style-name="Preformatted_20_Text"><text:s text:c="3"/>/* UPDATE NET_DEVICE */</text:p>
            <text:p text:style-name="Preformatted_20_Text"><text:s text:c="3"/>for (i = 0; i &lt; 6; i++) { <text:s/>/* Hardware Address */</text:p>
            <text:p text:style-name="Preformatted_20_Text"><text:s text:c="6"/>rtl8139_dev-&gt;dev_addr[i] = readb(rtl8139_dev-&gt;base_addr+i);</text:p>
            <text:p text:style-name="Preformatted_20_Text"><text:s text:c="6"/>rtl8139_dev-&gt;broadcast[i] = 0xff;</text:p>
            <text:p text:style-name="Preformatted_20_Text"><text:s text:c="3"/>}</text:p>
            <text:p text:style-name="Preformatted_20_Text"><text:s text:c="3"/>rtl8139_dev-&gt;hard_header_len = 14;</text:p>
            <text:p text:style-name="Preformatted_20_Text"><text:soft-page-break/></text:p>
            <text:p text:style-name="Preformatted_20_Text"><text:s text:c="3"/>memcpy(rtl8139_dev-&gt;name, DRIVER, sizeof(DRIVER)); /* Device Name */</text:p>
            <text:p text:style-name="Preformatted_20_Text"><text:s text:c="3"/>rtl8139_dev-&gt;irq = pdev-&gt;irq; <text:s text:c="13"/>/* Interrupt Number */</text:p>
            <text:p text:style-name="Preformatted_20_Text"><text:s text:c="3"/>rtl8139_dev-&gt;netdev_ops = &amp;rtl8139_device_ops;</text:p>
            <text:p text:style-name="Preformatted_20_Text"/>
            <text:p text:style-name="Preformatted_20_Text"><text:s text:c="3"/>/* register the device */</text:p>
            <text:p text:style-name="Preformatted_20_Text"><text:s text:c="3"/>if (register_netdev(rtl8139_dev)) {</text:p>
            <text:p text:style-name="Preformatted_20_Text"><text:s text:c="6"/>printk("Could not register netdevice\n");</text:p>
            <text:p text:style-name="Preformatted_20_Text"><text:s text:c="6"/>goto cleanup0;</text:p>
            <text:p text:style-name="Preformatted_20_Text"><text:s text:c="3"/>}</text:p>
            <text:p text:style-name="Preformatted_20_Text"><text:s text:c="3"/>return 0;</text:p>
            <text:p text:style-name="P30">}</text:p>
          </table:table-cell>
        </table:table-row>
      </table:table>
      <text:p text:style-name="Text_20_body">Table 5: net_device initialization </text:p>
      <text:p text:style-name="Text_20_body">It's time to explain what we have done in Table 5. Function probe_for_realtek8139, we have already seen. Function rtl8139_init allocates memory for global pointer rtl8139_dev, which we shall be using as net_device. Additionally, this function sets the member pci_dev of rtl8139_private to the detected device. </text:p>
      <text:p text:style-name="Text_20_body">Our next objective is to get the base_addr field of the net_device. This is the starting memory location of device registers. This driver has been written for memory-mapped I/O only. To get the memory-mapped I/O base address, we use PCI APIs like pci_resource_start, pci_resource_end, pci_resource_len, pci_resource_flags etc. These APIs let us read the PCI configuration space without knowing internal details. The second argument to these APIs is the BAR number. If you see, RealTek8139 specifications, you will find that the first BAR (numbered as 0) is I/OAR, while second BAR (numbered as 1) is MEMAR. Since this driver is using memory-mapped I/O, we pass the second argument as 1. Before accessing the addresses returned by the above APIs, we have to do two things. First is to reserve the above resources (memory space) by driver; this is done by calling the function pci_request_regions. The second thing is to remap I/O addresses as explained in section above on Memory-Mapped I/O. The remapped io_addr is assigned to the base_addr member of the net_device, and this is the point where we can start to read/write the device registers. </text:p>
      <text:p text:style-name="Text_20_body">The rest of the code in Table 5 does straightforward initialization of net_device. Note that now we are reading the hardware address from the device and assigning it to dev_addr. If you see "Register Descriptions" in RealTek8139 specification, the first 6 bytes are the hardware address of the device. Also we have initialized function pointer members but haven't defined any corresponding function. For time being, we define dummy functions to compile the module. </text:p>
      <table:table table:name="Table7" table:style-name="Table7">
        <table:table-column table:style-name="Table7.A"/>
        <table:table-row>
          <table:table-cell table:style-name="Table7.A1" office:value-type="string">
            <text:p text:style-name="Preformatted_20_Text">static int rtl8139_open(struct net_device *dev) { </text:p>
            <text:p text:style-name="Preformatted_20_Text"><text:s text:c="3"/>printk("rtl8139_open is called\n"); </text:p>
            <text:p text:style-name="Preformatted_20_Text"><text:s text:c="3"/>return 0; </text:p>
            <text:p text:style-name="Preformatted_20_Text">}</text:p>
            <text:p text:style-name="Preformatted_20_Text"/>
            <text:p text:style-name="Preformatted_20_Text">static int rtl8139_stop(struct net_device *dev) {</text:p>
            <text:p text:style-name="Preformatted_20_Text"><text:s text:c="3"/>printk("rtl8139_open is called\n");</text:p>
            <text:p text:style-name="Preformatted_20_Text"><text:s text:c="3"/>return 0;</text:p>
            <text:p text:style-name="Preformatted_20_Text">}</text:p>
            <text:p text:style-name="Preformatted_20_Text"/>
            <text:p text:style-name="Preformatted_20_Text">static int rtl8139_start_xmit(struct sk_buff *skb, struct net_device *dev) {</text:p>
            <text:p text:style-name="Preformatted_20_Text"><text:s text:c="3"/>printk("rtl8139_start_xmit is called\n");</text:p>
            <text:p text:style-name="Preformatted_20_Text"><text:s text:c="3"/>return 0;</text:p>
            <text:p text:style-name="Preformatted_20_Text">}</text:p>
            <text:p text:style-name="Preformatted_20_Text"/>
            <text:p text:style-name="Preformatted_20_Text">static struct net_device_stats* rtl8139_get_stats(struct net_device *dev) {</text:p>
            <text:p text:style-name="Preformatted_20_Text"><text:s text:c="3"/>printk("rtl8139_get_stats is called\n");</text:p>
            <text:p text:style-name="Preformatted_20_Text"><text:s text:c="3"/>return 0;</text:p>
            <text:p text:style-name="Preformatted_20_Text">}</text:p>
            <text:p text:style-name="Preformatted_20_Text"/>
            <text:p text:style-name="Preformatted_20_Text"><text:soft-page-break/>static const struct net_device_ops rtl8139_device_ops = {</text:p>
            <text:p text:style-name="Preformatted_20_Text"><text:s text:c="3"/>.ndo_open = rtl8139_open,</text:p>
            <text:p text:style-name="Preformatted_20_Text"><text:s text:c="3"/>.ndo_stop = rtl8139_stop,</text:p>
            <text:p text:style-name="Preformatted_20_Text"><text:s text:c="3"/>.ndo_start_xmit = rtl8139_start_xmit,</text:p>
            <text:p text:style-name="Preformatted_20_Text"><text:s text:c="3"/>.ndo_get_stats = rtl8139_get_stats,</text:p>
            <text:p text:style-name="P30">};</text:p>
          </table:table-cell>
        </table:table-row>
      </table:table>
      <text:p text:style-name="Text_20_body">Table 6: Dummy functions </text:p>
      <text:p text:style-name="Text_20_body">Note that the error-handling part has been skipped in init_module. You can write it by looking into the cleanup_module function defined below: </text:p>
      <table:table table:name="Table8" table:style-name="Table8">
        <table:table-column table:style-name="Table8.A"/>
        <table:table-row>
          <table:table-cell table:style-name="Table8.A1" office:value-type="string">
            <text:p text:style-name="Preformatted_20_Text">void cleanup_module(void) {</text:p>
            <text:p text:style-name="Preformatted_20_Text"><text:s text:c="3"/>struct rtl8139_private *tp;</text:p>
            <text:p text:style-name="Preformatted_20_Text"><text:s text:c="3"/>tp = netdev_priv(rtl8139_dev);</text:p>
            <text:p text:style-name="Preformatted_20_Text"/>
            <text:p text:style-name="Preformatted_20_Text"><text:s text:c="3"/>iounmap(tp-&gt;mmio_addr);</text:p>
            <text:p text:style-name="Preformatted_20_Text"><text:s text:c="3"/>pci_release_regions(tp-&gt;pci_dev);</text:p>
            <text:p text:style-name="Preformatted_20_Text"/>
            <text:p text:style-name="Preformatted_20_Text"><text:s text:c="3"/>unregister_netdev(rtl8139_dev);</text:p>
            <text:p text:style-name="Preformatted_20_Text"><text:s text:c="3"/>pci_disable_device(tp-&gt;pci_dev);</text:p>
            <text:p text:style-name="Preformatted_20_Text"><text:s text:c="3"/>return;</text:p>
            <text:p text:style-name="P30">}</text:p>
          </table:table-cell>
        </table:table-row>
      </table:table>
      <text:p text:style-name="Text_20_body">Table 7: Function cleanup_module </text:p>
      <text:p text:style-name="Text_20_body">Now we have a dummy or template driver ready. Compile the module and insert it as explained in Table 8 (assuming the kernel source is in /usr/src/linux-2.4.18 ). </text:p>
      <table:table table:name="Table9" table:style-name="Table9">
        <table:table-column table:style-name="Table9.A"/>
        <table:table-row>
          <table:table-cell table:style-name="Table9.A1" office:value-type="string">
            <text:p text:style-name="Preformatted_20_Text"><text:s text:c="3"/>gcc -c rtl8139.c -D__KERNEL__ <text:s/>-DMODULE -I /usr/src/kernels/linux-3.11.1/include</text:p>
            <text:p text:style-name="P30"><text:s text:c="3"/>sudo insmod <text:s/>rtl8139.o</text:p>
          </table:table-cell>
        </table:table-row>
      </table:table>
      <text:p text:style-name="Text_20_body">Table 8: Compiling the driver </text:p>
      <text:p text:style-name="Text_20_body">Now execute a series of commands; "<text:span text:style-name="Emphasis">ifconfig</text:span>", "<text:span text:style-name="Emphasis">ifconfig - a</text:span>", "<text:span text:style-name="Emphasis">ifconfig rtl8139 up</text:span>", "<text:span text:style-name="Emphasis">ifconfig</text:span>" and "<text:span text:style-name="Emphasis">ifconfig rtl8139 down</text:span>", and observe their output. These calls show you when each function is called. If everything goes fine, you should see device rtl8139 when you issue "ifconfig - a" and should get message "function rtl8139_get_stat" called. You should get message "function rtl8139_open called" when you issue command "ifconfig rtl8139 up". Similarly you should get "function rtl8139_stop called" when you issue command "ifconfig rtl8139 down". </text:p>
      <text:p text:style-name="Text_20_body">Now again, we stop driver development in order to better understand the device transmission and receiving mechanism. </text:p>
      <text:h text:style-name="Heading_20_3" text:outline-level="3">Understanding the RealTek 8139 Transmission Mechanism</text:h>
      <text:p text:style-name="Text_20_body">In this section, I describe RealTek8139 transmission mechanism; however I recommend to download "RTL8139 (A/B) Programming Guide", which provides exact details. RealTek8139 has 4 Transmission Descriptors; each descriptor has a fixed I/O address offset. The 4 descriptors are used round-robin. This means that for transmitting four packets, the driver will use descriptor 0, descriptor 1, descriptor 2 and descriptor 3 in round-robin order. For transmitting next packet, driver will use descriptor 0 again (provided that is available). If you read the RealTek8139 specification, the section "Register Description" has TSAD0, TSAD1, TSAD2 and TSAD3 registers at offset 0x20, 0x24, 0x28, 0x2C, respectively. These registers store "Transmit Start Address of Descriptors" i.e., they store starting address (in memory) of packets to be transmitted. Later device reads packet contents from these addresses, DMA to its own FIFO, and transmits on wire. </text:p>
      <text:p text:style-name="Text_20_body">We will shortly see that this driver allocates DMAable memory for packet contents, and stores the <text:soft-page-break/>address of that memory in TSAD registers. </text:p>
      <text:h text:style-name="Heading_20_3" text:outline-level="3">Understanding the RealTek 8139 Receiving Mechanism</text:h>
      <text:p text:style-name="Text_20_body">The receive path of RTL8139 is designed as a ring buffer (A liner memory, managed as ring memory). Whenever the device receives a packet, packet contents are stored in ring buffer memory, and the location of the next packet to store is updated (to first packet starting address + first packet length). The device keeps on storing packets in this fashion until linear memory is exhausted. In that case, the device starts again writing at the starting address of linear memory, thus making it a ring buffer. </text:p>
      <text:h text:style-name="Heading_20_3" text:outline-level="3">Making Device Ready to Transmit Packets</text:h>
      <text:p text:style-name="Text_20_body">In this section, we discuss driver source used to make the device ready for transmission. We defer discussion of the receiving source to further sections. We will discuss functions rtl8139_open and rtl8139_stop, in this section. Before that, we enhance our rtl8139_private structure, to accommodate members to hold data related to packet transmission. </text:p>
      <table:table table:name="Table10" table:style-name="Table10">
        <table:table-column table:style-name="Table10.A"/>
        <table:table-row>
          <table:table-cell table:style-name="Table10.A1" office:value-type="string">
            <text:p text:style-name="Preformatted_20_Text">#define NUM_TX_DESC 4</text:p>
            <text:p text:style-name="Preformatted_20_Text">struct rtl8139_private {</text:p>
            <text:p text:style-name="Preformatted_20_Text"><text:s text:c="3"/>struct pci_dev *pci_dev; <text:s text:c="13"/>/* PCI device */</text:p>
            <text:p text:style-name="Preformatted_20_Text"><text:s text:c="3"/>void *mmio_addr; <text:s text:c="21"/>/* memory mapped I/O addr */</text:p>
            <text:p text:style-name="Preformatted_20_Text"><text:s text:c="3"/>unsigned long regs_len; <text:s text:c="14"/>/* length of I/O or MMI/O region */</text:p>
            <text:p text:style-name="Preformatted_20_Text"><text:s text:c="3"/>unsigned int tx_flag;</text:p>
            <text:p text:style-name="Preformatted_20_Text"><text:s text:c="3"/>unsigned int cur_tx;</text:p>
            <text:p text:style-name="Preformatted_20_Text"><text:s text:c="3"/>unsigned int dirty_tx;</text:p>
            <text:p text:style-name="Preformatted_20_Text"><text:s text:c="3"/>unsigned char *tx_buf[NUM_TX_DESC]; <text:s text:c="2"/>/* Tx bounce buffers */</text:p>
            <text:p text:style-name="Preformatted_20_Text"><text:s text:c="3"/>unsigned char *tx_bufs; <text:s text:c="14"/>/* Tx bounce buffer region. */</text:p>
            <text:p text:style-name="Preformatted_20_Text"><text:s text:c="3"/>dma_addr_t tx_bufs_dma;</text:p>
            <text:p text:style-name="Preformatted_20_Text">};</text:p>
            <text:p text:style-name="P30"><text:s text:c="15"/></text:p>
          </table:table-cell>
        </table:table-row>
      </table:table>
      <text:p text:style-name="Text_20_body">Table 9: rtl8139_private structure </text:p>
      <text:p text:style-name="Text_20_body">Member tx_flag shall contain transmission flags to notify the device about some parameters described shortly. Field cur_tx shall hold current transmission descriptor, while dirty_tx denotes the first of transmission descriptors, which have not completed transmission. (This also means that, we can't use dirty descriptor for further packet transmission until previous packet is transmitted completely.) Array tx_buf holds addresses of 4 "transmission descriptors". Field tx_bufs is also used in same context, as we will see shortly. Both tx_buf and tx_bufs do hold kernel virtual address, which can be used by the driver, but the device cannot use these addresses. The device need to access physical addresses, which are stored in field tx_bufs_dma. Here is a list of register offsets, used in code. You can get more details about these values from the RealTek8139 specifications. </text:p>
      <table:table table:name="Table11" table:style-name="Table11">
        <table:table-column table:style-name="Table11.A"/>
        <table:table-row>
          <table:table-cell table:style-name="Table11.A1" office:value-type="string">
            <text:p text:style-name="Preformatted_20_Text">#define TX_BUF_SIZE <text:s/>1536 <text:s/>/* should be at least MTU + 14 + 4 */</text:p>
            <text:p text:style-name="Preformatted_20_Text">#define TOTAL_TX_BUF_SIZE <text:s/>(TX_BUF_SIZE * NUM_TX_SIZE)</text:p>
            <text:p text:style-name="Preformatted_20_Text"/>
            <text:p text:style-name="Preformatted_20_Text">/* 8139 register offsets */</text:p>
            <text:p text:style-name="Preformatted_20_Text">#define TSD0 <text:s text:c="5"/>0x10</text:p>
            <text:p text:style-name="Preformatted_20_Text">#define TSAD0 <text:s text:c="4"/>0x20</text:p>
            <text:p text:style-name="Preformatted_20_Text">#define RBSTART <text:s text:c="2"/>0x30</text:p>
            <text:p text:style-name="Preformatted_20_Text">#define CR <text:s text:c="7"/>0x37</text:p>
            <text:p text:style-name="Preformatted_20_Text">#define CAPR <text:s text:c="5"/>0x38</text:p>
            <text:p text:style-name="Preformatted_20_Text">#define IMR <text:s text:c="6"/>0x3c</text:p>
            <text:p text:style-name="Preformatted_20_Text">#define ISR <text:s text:c="6"/>0x3e</text:p>
            <text:p text:style-name="Preformatted_20_Text">#define TCR <text:s text:c="6"/>0x40</text:p>
            <text:p text:style-name="Preformatted_20_Text">#define RCR <text:s text:c="6"/>0x44</text:p>
            <text:p text:style-name="Preformatted_20_Text">#define MPC <text:s text:c="6"/>0x4c</text:p>
            <text:p text:style-name="Preformatted_20_Text"><text:soft-page-break/>#define MULINT <text:s text:c="3"/>0x5c</text:p>
            <text:p text:style-name="Preformatted_20_Text"/>
            <text:p text:style-name="Preformatted_20_Text">/* TSD register commands */</text:p>
            <text:p text:style-name="Preformatted_20_Text">#define TxHostOwns <text:s text:c="3"/>0x2000</text:p>
            <text:p text:style-name="Preformatted_20_Text">#define TxUnderrun <text:s text:c="3"/>0x4000</text:p>
            <text:p text:style-name="Preformatted_20_Text">#define TxStatOK <text:s text:c="5"/>0x8000</text:p>
            <text:p text:style-name="Preformatted_20_Text">#define TxOutOfWindow 0x20000000</text:p>
            <text:p text:style-name="Preformatted_20_Text">#define TxAborted <text:s text:c="4"/>0x40000000</text:p>
            <text:p text:style-name="Preformatted_20_Text">#define TxCarrierLost 0x80000000</text:p>
            <text:p text:style-name="Preformatted_20_Text"/>
            <text:p text:style-name="Preformatted_20_Text">/* CR register commands */</text:p>
            <text:p text:style-name="Preformatted_20_Text">#define RxBufEmpty 0x01</text:p>
            <text:p text:style-name="Preformatted_20_Text">#define CmdTxEnb <text:s text:c="2"/>0x04</text:p>
            <text:p text:style-name="Preformatted_20_Text">#define CmdRxEnb <text:s text:c="2"/>0x08</text:p>
            <text:p text:style-name="Preformatted_20_Text">#define CmdReset <text:s text:c="2"/>0x10</text:p>
            <text:p text:style-name="Preformatted_20_Text"/>
            <text:p text:style-name="Preformatted_20_Text">/* ISR Bits */</text:p>
            <text:p text:style-name="Preformatted_20_Text">#define RxOK <text:s text:c="6"/>0x01</text:p>
            <text:p text:style-name="Preformatted_20_Text">#define RxErr <text:s text:c="5"/>0x02</text:p>
            <text:p text:style-name="Preformatted_20_Text">#define TxOK <text:s text:c="6"/>0x04</text:p>
            <text:p text:style-name="Preformatted_20_Text">#define TxErr <text:s text:c="5"/>0x08</text:p>
            <text:p text:style-name="Preformatted_20_Text">#define RxOverFlow 0x10</text:p>
            <text:p text:style-name="Preformatted_20_Text">#define RxUnderrun 0x20</text:p>
            <text:p text:style-name="Preformatted_20_Text">#define RxFIFOOver 0x40</text:p>
            <text:p text:style-name="Preformatted_20_Text">#define CableLen <text:s text:c="2"/>0x2000</text:p>
            <text:p text:style-name="Preformatted_20_Text">#define TimeOut <text:s text:c="3"/>0x4000</text:p>
            <text:p text:style-name="Preformatted_20_Text">#define SysErr <text:s text:c="4"/>0x8000</text:p>
            <text:p text:style-name="Preformatted_20_Text"/>
            <text:p text:style-name="Preformatted_20_Text">#define INT_MASK (RxOK | RxErr | TxOK | TxErr | \</text:p>
            <text:p text:style-name="Preformatted_20_Text"><text:s text:c="15"/>RxOverFlow | RxUnderrun | RxFIFOOver | \</text:p>
            <text:p text:style-name="P30"><text:s text:c="15"/>CableLen | TimeOut | SysErr)</text:p>
          </table:table-cell>
        </table:table-row>
      </table:table>
      <text:p text:style-name="Text_20_body">Table 10: RTL 8139 Register Definitions </text:p>
      <text:p text:style-name="Text_20_body">With above definition, we look into function rtl8139_open: </text:p>
      <table:table table:name="Table12" table:style-name="Table12">
        <table:table-column table:style-name="Table12.A"/>
        <table:table-row>
          <table:table-cell table:style-name="Table12.A1" office:value-type="string">
            <text:p text:style-name="Preformatted_20_Text">static int rtl8139_open(struct net_device *dev) {</text:p>
            <text:p text:style-name="Preformatted_20_Text"><text:s text:c="3"/>int retval;</text:p>
            <text:p text:style-name="Preformatted_20_Text"><text:s text:c="3"/>struct rtl8139_private *tp = netdev_priv(dev);</text:p>
            <text:p text:style-name="Preformatted_20_Text"/>
            <text:p text:style-name="Preformatted_20_Text"><text:s text:c="3"/>/* get the IRQ</text:p>
            <text:p text:style-name="Preformatted_20_Text"><text:s text:c="4"/>* second arg is interrupt handler</text:p>
            <text:p text:style-name="Preformatted_20_Text"><text:s text:c="4"/>* third is flags, 0 means no IRQ sharing <text:s/>*/</text:p>
            <text:p text:style-name="Preformatted_20_Text"><text:s text:c="3"/>if ((retval=request_irq(dev-&gt;irq, rtl8139_interrupt, 0, dev-&gt;name, dev)))</text:p>
            <text:p text:style-name="Preformatted_20_Text"><text:s text:c="6"/>return retval;</text:p>
            <text:p text:style-name="Preformatted_20_Text"/>
            <text:p text:style-name="Preformatted_20_Text"><text:s text:c="3"/>/* get memory for Tx buffers</text:p>
            <text:p text:style-name="Preformatted_20_Text"><text:s text:c="4"/>* memory must be DMAable <text:s/>*/</text:p>
            <text:p text:style-name="Preformatted_20_Text"><text:s text:c="3"/>tp-&gt;tx_bufs = </text:p>
            <text:p text:style-name="Preformatted_20_Text"><text:s text:c="6"/>pci_alloc_consistent(tp-&gt;pci_dev, TOTAL_TX_BUF_SIZE, &amp;tp-&gt;tx_bufs_dma);</text:p>
            <text:p text:style-name="Preformatted_20_Text"><text:s text:c="8"/></text:p>
            <text:p text:style-name="Preformatted_20_Text"><text:s text:c="3"/>if (!tp-&gt;tx_bufs) {</text:p>
            <text:p text:style-name="Preformatted_20_Text"><text:s text:c="6"/>free_irq(dev-&gt;irq, dev);</text:p>
            <text:p text:style-name="Preformatted_20_Text"><text:s text:c="6"/>return -ENOMEM;</text:p>
            <text:p text:style-name="Preformatted_20_Text"><text:s text:c="3"/>}</text:p>
            <text:p text:style-name="Preformatted_20_Text"/>
            <text:p text:style-name="Preformatted_20_Text"><text:s text:c="3"/>tp-&gt;tx_flag = 0;</text:p>
            <text:p text:style-name="Preformatted_20_Text"><text:s text:c="3"/>rtl8139_init_ring(dev);</text:p>
            <text:p text:style-name="Preformatted_20_Text"><text:s text:c="3"/>rtl8139_hw_start(dev);</text:p>
            <text:p text:style-name="Preformatted_20_Text"><text:s text:c="8"/></text:p>
            <text:p text:style-name="Preformatted_20_Text"><text:s text:c="3"/>return 0;</text:p>
            <text:p text:style-name="Preformatted_20_Text">}</text:p>
            <text:p text:style-name="Preformatted_20_Text"><text:soft-page-break/></text:p>
            <text:p text:style-name="Preformatted_20_Text">static void rtl8139_init_ring (struct net_device *dev) {</text:p>
            <text:p text:style-name="Preformatted_20_Text"><text:s text:c="3"/>struct rtl8139_private *tp = netdev_priv(dev);</text:p>
            <text:p text:style-name="Preformatted_20_Text"><text:s text:c="3"/>int i;</text:p>
            <text:p text:style-name="Preformatted_20_Text"/>
            <text:p text:style-name="Preformatted_20_Text"><text:s text:c="3"/>tp-&gt;cur_tx = 0;</text:p>
            <text:p text:style-name="Preformatted_20_Text"><text:s text:c="3"/>tp-&gt;dirty_tx = 0;</text:p>
            <text:p text:style-name="Preformatted_20_Text"/>
            <text:p text:style-name="Preformatted_20_Text"><text:s text:c="3"/>for (i = 0; i &lt; NUM_TX_DESC; i++)</text:p>
            <text:p text:style-name="Preformatted_20_Text"><text:s text:c="6"/>tp-&gt;tx_buf[i] = &amp;tp-&gt;tx_bufs[i * TX_BUF_SIZE];</text:p>
            <text:p text:style-name="Preformatted_20_Text"><text:s text:c="8"/></text:p>
            <text:p text:style-name="Preformatted_20_Text"><text:s text:c="3"/>return;</text:p>
            <text:p text:style-name="Preformatted_20_Text">}</text:p>
            <text:p text:style-name="Preformatted_20_Text"/>
            <text:p text:style-name="Preformatted_20_Text">static void rtl8139_hw_start (struct net_device *dev) {</text:p>
            <text:p text:style-name="Preformatted_20_Text"><text:s text:c="3"/>struct rtl8139_private *tp = netdev_priv(dev);</text:p>
            <text:p text:style-name="Preformatted_20_Text"><text:s text:c="3"/>void *ioaddr = tp-&gt;mmio_addr;</text:p>
            <text:p text:style-name="Preformatted_20_Text"><text:s text:c="3"/>u32 i;</text:p>
            <text:p text:style-name="Preformatted_20_Text"/>
            <text:p text:style-name="Preformatted_20_Text"><text:s text:c="3"/>rtl8139_chip_reset(ioaddr);</text:p>
            <text:p text:style-name="Preformatted_20_Text"/>
            <text:p text:style-name="Preformatted_20_Text"><text:s text:c="3"/>/* Must enable Tx before setting transfer thresholds! */</text:p>
            <text:p text:style-name="Preformatted_20_Text"><text:s text:c="3"/>writeb(CmdTxEnb, ioaddr + CR);</text:p>
            <text:p text:style-name="Preformatted_20_Text"/>
            <text:p text:style-name="Preformatted_20_Text"><text:s text:c="3"/>/* tx config */</text:p>
            <text:p text:style-name="Preformatted_20_Text"><text:s text:c="3"/>writel(0x00000600, ioaddr + TCR); /* DMA burst size 1024 */</text:p>
            <text:p text:style-name="Preformatted_20_Text"/>
            <text:p text:style-name="Preformatted_20_Text"><text:s text:c="3"/>/* init Tx buffer DMA addresses */</text:p>
            <text:p text:style-name="Preformatted_20_Text"><text:s text:c="3"/>for (i = 0; i &lt; NUM_TX_DESC; i++) {</text:p>
            <text:p text:style-name="Preformatted_20_Text"><text:s text:c="6"/>writel(tp-&gt;tx_bufs_dma + (tp-&gt;tx_buf[i] - tp-&gt;tx_bufs),</text:p>
            <text:p text:style-name="Preformatted_20_Text"><text:s text:c="13"/>ioaddr + TSAD0 + (i * 4));</text:p>
            <text:p text:style-name="Preformatted_20_Text"><text:s text:c="3"/>}</text:p>
            <text:p text:style-name="Preformatted_20_Text"/>
            <text:p text:style-name="Preformatted_20_Text"><text:s text:c="3"/>/* Enable all known interrupts by setting the interrupt mask. */</text:p>
            <text:p text:style-name="Preformatted_20_Text"><text:s text:c="3"/>writew(INT_MASK, ioaddr + IMR);</text:p>
            <text:p text:style-name="Preformatted_20_Text"/>
            <text:p text:style-name="Preformatted_20_Text"><text:s text:c="3"/>netif_start_queue (dev);</text:p>
            <text:p text:style-name="Preformatted_20_Text"><text:s text:c="3"/>return;</text:p>
            <text:p text:style-name="Preformatted_20_Text">}</text:p>
            <text:p text:style-name="Preformatted_20_Text"/>
            <text:p text:style-name="Preformatted_20_Text">static void rtl8139_chip_reset (void *ioaddr) {</text:p>
            <text:p text:style-name="Preformatted_20_Text"><text:s text:c="3"/>int i;</text:p>
            <text:p text:style-name="Preformatted_20_Text"/>
            <text:p text:style-name="Preformatted_20_Text"><text:s text:c="3"/>/* Soft reset the chip. */</text:p>
            <text:p text:style-name="Preformatted_20_Text"><text:s text:c="3"/>writeb(CmdReset, ioaddr + CR);</text:p>
            <text:p text:style-name="Preformatted_20_Text"/>
            <text:p text:style-name="Preformatted_20_Text"><text:s text:c="3"/>/* Check that the chip has finished the reset. */</text:p>
            <text:p text:style-name="Preformatted_20_Text"><text:s text:c="3"/>for (i = 1000; i &gt; 0; i--) {</text:p>
            <text:p text:style-name="Preformatted_20_Text"><text:s text:c="6"/>barrier();</text:p>
            <text:p text:style-name="Preformatted_20_Text"><text:s text:c="6"/>if ((readb(ioaddr + CR) &amp; CmdReset) == 0) break;</text:p>
            <text:p text:style-name="Preformatted_20_Text"><text:s text:c="6"/>udelay (10);</text:p>
            <text:p text:style-name="Preformatted_20_Text"><text:s text:c="3"/>}</text:p>
            <text:p text:style-name="Preformatted_20_Text"><text:s text:c="3"/>return;</text:p>
            <text:p text:style-name="P30">}</text:p>
          </table:table-cell>
        </table:table-row>
      </table:table>
      <text:p text:style-name="Text_20_body">Table 11: Writing the open function </text:p>
      <text:p text:style-name="Text_20_body">Now, we explain the code in Table 11. The function rtl8139_open starts with requesting the IRQ by calling API request_irq. In this function, we register the interrupt handler rtl8139_interrupt. This function shall be called by kernel, whenever the device generates an interrupt. Now, we allocate memory, where outgoing packets reside before being sent on wire. Note that API <text:soft-page-break/>pci_allocate_consistant returns kernel virtual address. The physical address is returned in third argument, which is later used by driver. Also observe that we have allocated memory needed for all four descriptors. Function rtl8139_init_ring distributes this memory to four descriptors. Here, we call function rtl8139_hw_start to make the device ready for transmitting packets. At first, we reset the device, so that device shall be in a predictable and known state. This is done by writing reset value (described in specification) in CR (Command Register). We wait until the written value is read back, which means device has reset. The next function, barrier ( ), is called to force the kernel to do required memory I/O immediately without doing any optimization. Once the device is reset, we enable transmission mode of the device by writing transmission enable value in CR. Next, we configure TCR (Transmission Configuration Register). The only thing we are specifying to TCR register is "Max DMA Burst Size per Tx DMA Burst". The rest we leave at default values. (See specification for more details.) Now we write the DMAable address of all four descriptors to TSAD (Transmission Start Address Descriptor) registers. Next, we enable the interrupt, by writing in IMR (Interrupt Mask Register). This register lets us configure the interrupts; the device will be generating. Last, we call netif_start_queue to tell the kernel that device is ready. The only thing remaining is writing the rtl8139_interrupt function. For the time being, let's skip this. At this time, the device is ready to send packets, but the function to send packets out is missing. (Remember hard_start_xmit.) So, let's do it. </text:p>
      <table:table table:name="Table13" table:style-name="Table13">
        <table:table-column table:style-name="Table13.A"/>
        <table:table-row>
          <table:table-cell table:style-name="Table13.A1" office:value-type="string">
            <text:p text:style-name="Preformatted_20_Text">#define ETH_MIN_LEN 60 <text:s/>/* minimum Ethernet frame size */</text:p>
            <text:p text:style-name="Preformatted_20_Text"/>
            <text:p text:style-name="Preformatted_20_Text">static int rtl8139_start_xmit(struct sk_buff *skb, struct net_device *dev) {</text:p>
            <text:p text:style-name="Preformatted_20_Text"><text:s text:c="3"/>struct rtl8139_private *tp = netdev_priv(dev);</text:p>
            <text:p text:style-name="Preformatted_20_Text"><text:s text:c="3"/>void *ioaddr = tp-&gt;mmio_addr;</text:p>
            <text:p text:style-name="Preformatted_20_Text"><text:s text:c="3"/>unsigned int entry = tp-&gt;cur_tx;</text:p>
            <text:p text:style-name="Preformatted_20_Text"><text:s text:c="3"/>unsigned int len = skb-&gt;len;</text:p>
            <text:p text:style-name="Preformatted_20_Text"/>
            <text:p text:style-name="Preformatted_20_Text"><text:s text:c="3"/>if (len &lt; TX_BUF_SIZE) {</text:p>
            <text:p text:style-name="Preformatted_20_Text"><text:s text:c="6"/>if (len &lt; ETH_MIN_LEN) memset(tp-&gt;tx_buf[entry], 0, ETH_MIN_LEN);</text:p>
            <text:p text:style-name="Preformatted_20_Text"><text:s text:c="6"/>skb_copy_and_csum_dev(skb, tp-&gt;tx_buf[entry]);</text:p>
            <text:p text:style-name="Preformatted_20_Text"><text:s text:c="6"/>dev_kfree_skb(skb);</text:p>
            <text:p text:style-name="Preformatted_20_Text"><text:s text:c="3"/>} else {</text:p>
            <text:p text:style-name="Preformatted_20_Text"><text:s text:c="6"/>dev_kfree_skb(skb);</text:p>
            <text:p text:style-name="Preformatted_20_Text"><text:s text:c="6"/>return 0;</text:p>
            <text:p text:style-name="Preformatted_20_Text"><text:s text:c="3"/>}</text:p>
            <text:p text:style-name="Preformatted_20_Text"><text:s text:c="3"/>writel(tp-&gt;tx_flag | max(len, (unsigned int)ETH_MIN_LEN), </text:p>
            <text:p text:style-name="Preformatted_20_Text"><text:s text:c="10"/>ioaddr + TSD0 + (entry * sizeof (u32)));</text:p>
            <text:p text:style-name="Preformatted_20_Text"><text:s text:c="3"/>entry++;</text:p>
            <text:p text:style-name="Preformatted_20_Text"><text:s text:c="3"/>tp-&gt;cur_tx = entry % NUM_TX_DESC;</text:p>
            <text:p text:style-name="Preformatted_20_Text"/>
            <text:p text:style-name="Preformatted_20_Text"><text:s text:c="3"/>if (tp-&gt;cur_tx == tp-&gt;dirty_tx) {</text:p>
            <text:p text:style-name="Preformatted_20_Text"><text:s text:c="6"/>netif_stop_queue(dev);</text:p>
            <text:p text:style-name="Preformatted_20_Text"><text:s text:c="3"/>}</text:p>
            <text:p text:style-name="Preformatted_20_Text"><text:s text:c="3"/>return 0;</text:p>
            <text:p text:style-name="P30">}</text:p>
          </table:table-cell>
        </table:table-row>
      </table:table>
      <text:p text:style-name="Text_20_body">Table 12: Writing start_xmit function </text:p>
      <text:p text:style-name="Text_20_body">The function rtl8139_start_xmit, explained in Table 12, is very trivial. First, it finds the available transmission descriptor and then checks that the packet size is at least 60 bytes (as Ethernet packet size can't be less than 60 bytes). Once this is ensured, the function skb_copy_and_csum_dev is called, which copies the packet contents to the DMA capable memory. In the next writel, we inform the device about the packet length. At this time, the packet is transmitted on the wire. Next, we determine the next available transmission descriptors, and, if this happens to be equal to a dirty descriptor, we stop the device; otherwise we simply return. </text:p>
      <text:p text:style-name="Text_20_body">Our device is now ready to send packets out. (Remember, we can't receive packets, yet.) Compile the driver, and try sending ping packets out of the host. At other end, you should see some ARP <text:soft-page-break/>packets. Even remote hosts reply to ARP packets; they are useless for us, as we are not ready to receive packets. </text:p>
      <text:h text:style-name="Heading_20_3" text:outline-level="3">Making Device Ready to Receive Packets</text:h>
      <text:p text:style-name="Text_20_body">Now, we will make the device ready to receive packets. For this, we will look into some of already discussed functions, and then the interrupt handler. First, we extend the structure rtl8139_private to accommodate variables needed to receive packets. </text:p>
      <table:table table:name="Table14" table:style-name="Table14">
        <table:table-column table:style-name="Table14.A"/>
        <table:table-row>
          <table:table-cell table:style-name="Table14.A1" office:value-type="string">
            <text:p text:style-name="Preformatted_20_Text">struct rtl8139_private {</text:p>
            <text:p text:style-name="Preformatted_20_Text"><text:s text:c="3"/>struct pci_dev *pci_dev; <text:s text:c="12"/>/* PCI device */</text:p>
            <text:p text:style-name="Preformatted_20_Text"><text:s text:c="3"/>void *mmio_addr; <text:s text:c="20"/>/* memory mapped I/O addr */</text:p>
            <text:p text:style-name="Preformatted_20_Text"><text:s text:c="3"/>unsigned long regs_len; <text:s text:c="13"/>/* length of I/O or MMI/O region */</text:p>
            <text:p text:style-name="Preformatted_20_Text"><text:s text:c="3"/>unsigned int tx_flag;</text:p>
            <text:p text:style-name="Preformatted_20_Text"><text:s text:c="3"/>unsigned int cur_tx;</text:p>
            <text:p text:style-name="Preformatted_20_Text"><text:s text:c="3"/>unsigned int dirty_tx;</text:p>
            <text:p text:style-name="Preformatted_20_Text"><text:s text:c="3"/>unsigned char *tx_buf[NUM_TX_DESC]; <text:s/>/* Tx bounce buffers */</text:p>
            <text:p text:style-name="Preformatted_20_Text"><text:s text:c="3"/>unsigned char *tx_bufs; <text:s text:c="13"/>/* Tx bounce buffer region. */</text:p>
            <text:p text:style-name="Preformatted_20_Text"><text:s text:c="3"/>dma_addr_t tx_bufs_dma;</text:p>
            <text:p text:style-name="Preformatted_20_Text"/>
            <text:p text:style-name="Preformatted_20_Text"><text:s text:c="3"/>struct net_device_stats stats;</text:p>
            <text:p text:style-name="Preformatted_20_Text"><text:s text:c="3"/>unsigned char *rx_ring;</text:p>
            <text:p text:style-name="Preformatted_20_Text"><text:s text:c="3"/>dma_addr_t rx_ring_dma;</text:p>
            <text:p text:style-name="Preformatted_20_Text"><text:s text:c="3"/>unsigned int cur_rx;</text:p>
            <text:p text:style-name="Preformatted_20_Text">};</text:p>
            <text:p text:style-name="P30"><text:s text:c="15"/></text:p>
          </table:table-cell>
        </table:table-row>
      </table:table>
      <text:p text:style-name="Text_20_body">Table 13: Extending rtl8139_private structure </text:p>
      <text:p text:style-name="Text_20_body">The member stats shall keep device statistics (most of the ifconfig statistics is from this structure). The next member, rx_ring, is the kernel address of memory where received packets are stored, while rx_ring_dma is the physical address of the same memory. Member cur_rx is used to keep track of next packet writing, as we will see shortly. </text:p>
      <text:p text:style-name="Text_20_body">Now we re-look into rtl8139_open function, where we allocated memory for transmission side only. Now, we allocate memory for packet receiving also. </text:p>
      <table:table table:name="Table15" table:style-name="Table15">
        <table:table-column table:style-name="Table15.A"/>
        <table:table-row>
          <table:table-cell table:style-name="Table15.A1" office:value-type="string">
            <text:p text:style-name="Preformatted_20_Text">/* Size of the in-memory receive ring. */</text:p>
            <text:p text:style-name="Preformatted_20_Text">#define RX_BUF_LEN_IDX 2 <text:s text:c="8"/>/* 0==8K, 1==16K, 2==32K, 3==64K */</text:p>
            <text:p text:style-name="Preformatted_20_Text">#define RX_BUF_LEN <text:s text:c="4"/>(8192 &lt;&lt; RX_BUF_LEN_IDX)</text:p>
            <text:p text:style-name="Preformatted_20_Text">#define RX_BUF_PAD <text:s text:c="4"/>16 <text:s text:c="10"/>/* see 11th and 12th bit of RCR: 0x44 */</text:p>
            <text:p text:style-name="Preformatted_20_Text">#define RX_BUF_WRAP_PAD 2048 <text:s text:c="2"/>/* spare padding to handle pkt wrap */</text:p>
            <text:p text:style-name="Preformatted_20_Text">#define RX_BUF_TOT_LEN <text:s/>(RX_BUF_LEN + RX_BUF_PAD + RX_BUF_WRAP_PAD)</text:p>
            <text:p text:style-name="Preformatted_20_Text"/>
            <text:p text:style-name="Preformatted_20_Text">/* this we have already done */</text:p>
            <text:p text:style-name="Preformatted_20_Text">tp-&gt;tx_bufs = pci_alloc_consistent(tp-&gt;pci_dev, TOTAL_TX_BUF_SIZE, &amp;tp-&gt;tx_bufs_dma);</text:p>
            <text:p text:style-name="Preformatted_20_Text"/>
            <text:p text:style-name="Preformatted_20_Text">/* add this code to rtl8139_function */</text:p>
            <text:p text:style-name="Preformatted_20_Text">tp-&gt;rx_ring = pci_alloc_consistent(tp-&gt;pci_dev, RX_BUF_TOT_LEN, &amp;tp-&gt;rx_ring_dma);</text:p>
            <text:p text:style-name="Preformatted_20_Text"/>
            <text:p text:style-name="Preformatted_20_Text">if ((!tp-&gt;tx_bufs) <text:s/>|| (!tp-&gt;rx_ring)) {</text:p>
            <text:p text:style-name="Preformatted_20_Text"><text:s text:c="3"/>free_irq(dev-&gt;irq, dev);</text:p>
            <text:p text:style-name="Preformatted_20_Text"/>
            <text:p text:style-name="Preformatted_20_Text"><text:s text:c="3"/>if (tp-&gt;tx_bufs) {</text:p>
            <text:p text:style-name="Preformatted_20_Text"><text:s text:c="6"/>pci_free_consistent(tp-&gt;pci_dev, TOTAL_TX_BUF_SIZE, tp-&gt;tx_bufs, tp-&gt;tx_bufs_dma);</text:p>
            <text:p text:style-name="Preformatted_20_Text"><text:s text:c="6"/>tp-&gt;tx_bufs = NULL;</text:p>
            <text:p text:style-name="Preformatted_20_Text"><text:s text:c="3"/>}</text:p>
            <text:p text:style-name="Preformatted_20_Text"><text:s text:c="3"/>if (tp-&gt;rx_ring) {</text:p>
            <text:p text:style-name="Preformatted_20_Text"><text:s text:c="6"/>pci_free_consistent(tp-&gt;pci_dev, RX_BUF_TOT_LEN, tp-&gt;rx_ring, tp-&gt;rx_ring_dma);</text:p>
            <text:p text:style-name="Preformatted_20_Text"><text:s text:c="6"/>tp-&gt;rx_ring = NULL;</text:p>
            <text:p text:style-name="Preformatted_20_Text"><text:soft-page-break/><text:s text:c="3"/>}</text:p>
            <text:p text:style-name="Preformatted_20_Text"><text:s text:c="3"/>return -ENOMEM;</text:p>
            <text:p text:style-name="P30">}</text:p>
          </table:table-cell>
        </table:table-row>
      </table:table>
      <text:p text:style-name="Text_20_body">Table 14: Extending rtl8139_open function </text:p>
      <text:p text:style-name="Text_20_body">The code in Table 14 calculates the memory required for ring buffer. The calculation of RX_BUF_TOT_LEN depends upon some device configuration parameters. As we see shortly in rtl8139_hw_start, we configure Bits 12-11 of RCR register as 10, which configures a 32K+16 receiver buffer length. Therefore, we allocate that much memory for the receiver buffer. Also, we configure bits 7 to 1, which means RTL8139 will keep moving the rest of the packet data into the memory, immediately after the end of Rx buffer. Therefore, we allocate 2048 bytes of buffer extra to cope up with such situations. </text:p>
      <text:p text:style-name="Text_20_body">Now that we've looked into function rtl8139_open, we look into rtl8139_hw_start, where we configure the device for receiving packets. </text:p>
      <table:table table:name="Table16" table:style-name="Table16">
        <table:table-column table:style-name="Table16.A"/>
        <table:table-row>
          <table:table-cell table:style-name="Table16.A1" office:value-type="string">
            <text:p text:style-name="Preformatted_20_Text">static void rtl8139_hw_start (struct net_device *dev) {</text:p>
            <text:p text:style-name="Preformatted_20_Text"><text:s text:c="3"/>struct rtl8139_private *tp = netdev_priv(dev);</text:p>
            <text:p text:style-name="Preformatted_20_Text"><text:s text:c="3"/>void *ioaddr = tp-&gt;mmio_addr;</text:p>
            <text:p text:style-name="Preformatted_20_Text"><text:s text:c="3"/>u32 i;</text:p>
            <text:p text:style-name="Preformatted_20_Text"/>
            <text:p text:style-name="Preformatted_20_Text"><text:s text:c="3"/>rtl8139_chip_reset(ioaddr);</text:p>
            <text:p text:style-name="Preformatted_20_Text"/>
            <text:p text:style-name="Preformatted_20_Text"><text:s text:c="3"/>/* Must enable Tx/Rx before setting transfer thresholds! */</text:p>
            <text:p text:style-name="Preformatted_20_Text"><text:s text:c="3"/>writeb(CmdTxEnb | CmdRxEnb, ioaddr + CR);</text:p>
            <text:p text:style-name="Preformatted_20_Text"/>
            <text:p text:style-name="Preformatted_20_Text"><text:s text:c="3"/>/* tx config */</text:p>
            <text:p text:style-name="Preformatted_20_Text"><text:s text:c="3"/>writel(0x00000600, ioaddr + TCR); /* DMA burst size 1024 */</text:p>
            <text:p text:style-name="Preformatted_20_Text"/>
            <text:p text:style-name="Preformatted_20_Text"><text:s text:c="3"/>/* rx config */</text:p>
            <text:p text:style-name="Preformatted_20_Text"><text:s text:c="3"/>writel(((1 &lt;&lt; 12) | (7 &lt;&lt; 8) | (1 &lt;&lt; 7) | </text:p>
            <text:p text:style-name="Preformatted_20_Text"><text:s text:c="12"/>(1 &lt;&lt; 3) | (1 &lt;&lt; 2) | (1 &lt;&lt; 1)), ioaddr + RCR);</text:p>
            <text:p text:style-name="Preformatted_20_Text"/>
            <text:p text:style-name="Preformatted_20_Text"><text:s text:c="3"/>/* init Tx buffer DMA addresses */</text:p>
            <text:p text:style-name="Preformatted_20_Text"><text:s text:c="3"/>for (i = 0; i &lt; NUM_TX_DESC; i++) {</text:p>
            <text:p text:style-name="Preformatted_20_Text"><text:s text:c="6"/>writel(tp-&gt;tx_bufs_dma + (tp-&gt;tx_buf[i] - tp-&gt;tx_bufs),</text:p>
            <text:p text:style-name="Preformatted_20_Text"><text:s text:c="13"/>ioaddr + TSAD0 + (i * 4));</text:p>
            <text:p text:style-name="Preformatted_20_Text"><text:s text:c="3"/>}</text:p>
            <text:p text:style-name="Preformatted_20_Text"/>
            <text:p text:style-name="Preformatted_20_Text"><text:s text:c="3"/>/* init RBSTART */</text:p>
            <text:p text:style-name="Preformatted_20_Text"><text:s text:c="3"/>writel(tp-&gt;rx_ring_dma, ioaddr + RBSTART);</text:p>
            <text:p text:style-name="Preformatted_20_Text"/>
            <text:p text:style-name="Preformatted_20_Text"><text:s text:c="3"/>/* initialize missed packet counter */</text:p>
            <text:p text:style-name="Preformatted_20_Text"><text:s text:c="3"/>writel(0, ioaddr + MPC);</text:p>
            <text:p text:style-name="Preformatted_20_Text"/>
            <text:p text:style-name="Preformatted_20_Text"><text:s text:c="3"/>/* no early-rx interrupts */</text:p>
            <text:p text:style-name="Preformatted_20_Text"><text:s text:c="3"/>writew((readw(ioaddr + MULINT) &amp; 0xF000), ioaddr + MULINT);</text:p>
            <text:p text:style-name="Preformatted_20_Text"/>
            <text:p text:style-name="Preformatted_20_Text"><text:s text:c="3"/>/* Enable all known interrupts by setting the interrupt mask. */</text:p>
            <text:p text:style-name="Preformatted_20_Text"><text:s text:c="3"/>writew(INT_MASK, ioaddr + IMR);</text:p>
            <text:p text:style-name="Preformatted_20_Text"/>
            <text:p text:style-name="Preformatted_20_Text"><text:s text:c="3"/>netif_start_queue (dev);</text:p>
            <text:p text:style-name="Preformatted_20_Text"><text:s text:c="3"/>return;</text:p>
            <text:p text:style-name="P30">}</text:p>
          </table:table-cell>
        </table:table-row>
      </table:table>
      <text:p text:style-name="Text_20_body">Table 15: Extending rtl8139_hw_start function </text:p>
      <text:p text:style-name="Text_20_body">As shown in Table 15, the first change in rtl8139_hw_start function is that we are writing CmdTxEnb | CmdRxEnb to CR register, which means the device will be transmitting as well as <text:soft-page-break/>receiving packets. The next change is device receive configuration. I have not used macros in code, but they are quite obvious, if you see the rtl8139 specification. The bits used in this statement are as follows: </text:p>
      <text:list xml:id="list41296543" text:style-name="L14">
        <text:list-item>
          <text:p text:style-name="P15">Bit 1 - Accept physical match packets </text:p>
        </text:list-item>
        <text:list-item>
          <text:p text:style-name="P15">Bit 2 - Accept multicast packets </text:p>
        </text:list-item>
        <text:list-item>
          <text:p text:style-name="P15">Bit 3 - Accept broadcast packets </text:p>
        </text:list-item>
        <text:list-item>
          <text:p text:style-name="P15">Bit 7 - WRAP. When set to 1, RTL8139 will keep moving the rest of packet data into the memory immediately after the end of Rx buffer. </text:p>
        </text:list-item>
        <text:list-item>
          <text:p text:style-name="P15">Bit 8-10 - Max DMA burst size per Rx DMA burst. We are configuring this to 111, which means unlimited. </text:p>
        </text:list-item>
        <text:list-item>
          <text:p text:style-name="P9">Bit 11-12 - Rx buffer length. We are configuring to 10 which means 32K+16 bytes. </text:p>
        </text:list-item>
      </text:list>
      <text:p text:style-name="Text_20_body">The next major change is configuring RBSTART register. This register contains starting address of receive buffer. Later, we initialize MPC (Missed Packet Counter) register to zero and configure the device for not generating early interrupts. </text:p>
      <text:p text:style-name="Text_20_body">The last major function we want to discuss is the device interrupt handler. This interrupt handler is responsible for receiving packets, as well as for updating necessary statistics. Here is the source code for an interrupt handler. </text:p>
      <table:table table:name="Table17" table:style-name="Table17">
        <table:table-column table:style-name="Table17.A"/>
        <table:table-row>
          <table:table-cell table:style-name="Table17.A1" office:value-type="string">
            <text:p text:style-name="Preformatted_20_Text">static void rtl8139_interrupt (int irq, void *dev_instance, struct pt_regs *regs) {</text:p>
            <text:p text:style-name="Preformatted_20_Text"><text:s text:c="3"/>struct net_device *dev = (struct net_device*)dev_instance;</text:p>
            <text:p text:style-name="Preformatted_20_Text"><text:s text:c="3"/>struct rtl8139_private *tp = netdev_priv(dev);</text:p>
            <text:p text:style-name="Preformatted_20_Text"><text:s text:c="3"/>void *ioaddr = tp-&gt;mmio_addr;</text:p>
            <text:p text:style-name="Preformatted_20_Text"><text:s text:c="3"/>unsigned short isr = readw(ioaddr + ISR);</text:p>
            <text:p text:style-name="Preformatted_20_Text"><text:s text:c="8"/></text:p>
            <text:p text:style-name="Preformatted_20_Text"><text:s text:c="3"/>/* clear all interrupt.</text:p>
            <text:p text:style-name="Preformatted_20_Text"><text:s text:c="4"/>* Specs says reading ISR clears all interrupts and writing</text:p>
            <text:p text:style-name="Preformatted_20_Text"><text:s text:c="4"/>* has no effect. But this does not seem to be case. I keep on</text:p>
            <text:p text:style-name="Preformatted_20_Text"><text:s text:c="4"/>* getting interrupt unless I forcibly clears all interrupt :-(</text:p>
            <text:p text:style-name="Preformatted_20_Text"><text:s text:c="4"/>*/</text:p>
            <text:p text:style-name="Preformatted_20_Text"><text:s text:c="3"/>writew(0xffff, ioaddr + ISR);</text:p>
            <text:p text:style-name="Preformatted_20_Text"/>
            <text:p text:style-name="Preformatted_20_Text"><text:s text:c="3"/>if ((isr &amp; TxOK) || (isr &amp; TxErr)) {</text:p>
            <text:p text:style-name="Preformatted_20_Text"><text:s text:c="6"/>while ((tp-&gt;dirty_tx != tp-&gt;cur_tx) || netif_queue_stopped(dev)) {</text:p>
            <text:p text:style-name="Preformatted_20_Text"><text:s text:c="9"/>unsigned int txstatus = readl(ioaddr + TSD0 + tp-&gt;dirty_tx * sizeof(int));</text:p>
            <text:p text:style-name="Preformatted_20_Text"/>
            <text:p text:style-name="Preformatted_20_Text"><text:s text:c="9"/>/* not yet transmitted */</text:p>
            <text:p text:style-name="Preformatted_20_Text"><text:s text:c="9"/>if (!(txstatus &amp; (TxStatOK | TxAborted | TxUnderrun))) break;</text:p>
            <text:p text:style-name="Preformatted_20_Text"/>
            <text:p text:style-name="Preformatted_20_Text"><text:s text:c="9"/>if (txstatus &amp; TxStatOK) {</text:p>
            <text:p text:style-name="Preformatted_20_Text"><text:s text:c="12"/>printk("Transmit OK interrupt\n");</text:p>
            <text:p text:style-name="Preformatted_20_Text"><text:s text:c="12"/>tp-&gt;stats.tx_bytes += (txstatus &amp; 0x1fff);</text:p>
            <text:p text:style-name="Preformatted_20_Text"><text:s text:c="12"/>tp-&gt;stats.tx_packets++;</text:p>
            <text:p text:style-name="Preformatted_20_Text"><text:s text:c="9"/>} else {</text:p>
            <text:p text:style-name="Preformatted_20_Text"><text:s text:c="12"/>printk("Transmit Error interrupt\n");</text:p>
            <text:p text:style-name="Preformatted_20_Text"><text:s text:c="12"/>tp-&gt;stats.tx_errors++;</text:p>
            <text:p text:style-name="Preformatted_20_Text"><text:s text:c="9"/>}</text:p>
            <text:p text:style-name="Preformatted_20_Text"><text:s text:c="31"/></text:p>
            <text:p text:style-name="Preformatted_20_Text"><text:s text:c="9"/>tp-&gt;dirty_tx++;</text:p>
            <text:p text:style-name="Preformatted_20_Text"><text:s text:c="9"/>tp-&gt;dirty_tx = tp-&gt;dirty_tx % NUM_TX_DESC;</text:p>
            <text:p text:style-name="Preformatted_20_Text"/>
            <text:p text:style-name="Preformatted_20_Text"><text:s text:c="9"/>if ((tp-&gt;dirty_tx == tp-&gt;cur_tx) &amp; netif_queue_stopped(dev)) {</text:p>
            <text:p text:style-name="Preformatted_20_Text"><text:s text:c="12"/>printk("waking up queue\n");</text:p>
            <text:p text:style-name="Preformatted_20_Text"><text:s text:c="12"/>netif_wake_queue(dev);</text:p>
            <text:p text:style-name="Preformatted_20_Text"><text:s text:c="9"/>}</text:p>
            <text:p text:style-name="Preformatted_20_Text"><text:s text:c="6"/>}</text:p>
            <text:p text:style-name="Preformatted_20_Text"><text:s text:c="3"/>}</text:p>
            <text:p text:style-name="Preformatted_20_Text"/>
            <text:p text:style-name="Preformatted_20_Text"><text:soft-page-break/><text:s text:c="3"/>if (isr &amp; RxErr) {</text:p>
            <text:p text:style-name="Preformatted_20_Text"><text:s text:c="6"/>/* TODO: Need detailed analysis of error status */</text:p>
            <text:p text:style-name="Preformatted_20_Text"><text:s text:c="6"/>printk("receive err interrupt\n");</text:p>
            <text:p text:style-name="Preformatted_20_Text"><text:s text:c="6"/>tp-&gt;stats.rx_errors++;</text:p>
            <text:p text:style-name="Preformatted_20_Text"><text:s text:c="3"/>}</text:p>
            <text:p text:style-name="Preformatted_20_Text"/>
            <text:p text:style-name="Preformatted_20_Text"><text:s text:c="3"/>if (isr &amp; RxOK) {</text:p>
            <text:p text:style-name="Preformatted_20_Text"><text:s text:c="6"/>printk("receive interrupt received\n");</text:p>
            <text:p text:style-name="Preformatted_20_Text"><text:s text:c="6"/>while((readb(ioaddr + CR) &amp; RxBufEmpty) == 0) <text:s/>{</text:p>
            <text:p text:style-name="Preformatted_20_Text"><text:s text:c="9"/>unsigned int rx_status;</text:p>
            <text:p text:style-name="Preformatted_20_Text"><text:s text:c="9"/>unsigned short rx_size;</text:p>
            <text:p text:style-name="Preformatted_20_Text"><text:s text:c="9"/>unsigned short pkt_size;</text:p>
            <text:p text:style-name="Preformatted_20_Text"><text:s text:c="9"/>struct sk_buff *skb;</text:p>
            <text:p text:style-name="Preformatted_20_Text"/>
            <text:p text:style-name="Preformatted_20_Text"><text:s text:c="9"/>if (tp-&gt;cur_rx &gt; RX_BUF_LEN)</text:p>
            <text:p text:style-name="Preformatted_20_Text"><text:s text:c="12"/>tp-&gt;cur_rx = tp-&gt;cur_rx % RX_BUF_LEN;</text:p>
            <text:p text:style-name="Preformatted_20_Text"><text:s text:c="8"/></text:p>
            <text:p text:style-name="Preformatted_20_Text"><text:s text:c="9"/>/* TODO: need to convert rx_status from little to host endian</text:p>
            <text:p text:style-name="Preformatted_20_Text"><text:s text:c="10"/>* XXX: My CPU is little endian only :-) <text:s/>*/</text:p>
            <text:p text:style-name="Preformatted_20_Text"><text:s text:c="9"/>rx_status = *(unsigned int*)(tp-&gt;rx_ring + tp-&gt;cur_rx);</text:p>
            <text:p text:style-name="Preformatted_20_Text"><text:s text:c="9"/>rx_size = rx_status &gt;&gt; 16;</text:p>
            <text:p text:style-name="Preformatted_20_Text"><text:s text:c="23"/></text:p>
            <text:p text:style-name="Preformatted_20_Text"><text:s text:c="9"/>/* first two bytes are receive status register </text:p>
            <text:p text:style-name="Preformatted_20_Text"><text:s text:c="10"/>* and next two bytes are frame length <text:s/>*/</text:p>
            <text:p text:style-name="Preformatted_20_Text"><text:s text:c="9"/>pkt_size = rx_size - 4;</text:p>
            <text:p text:style-name="Preformatted_20_Text"/>
            <text:p text:style-name="Preformatted_20_Text"><text:s text:c="9"/>/* hand over packet to system */</text:p>
            <text:p text:style-name="Preformatted_20_Text"><text:s text:c="9"/>if ((skb = dev_alloc_skb (pkt_size + 2))) {</text:p>
            <text:p text:style-name="Preformatted_20_Text"><text:s text:c="12"/>skb-&gt;dev = dev;</text:p>
            <text:p text:style-name="Preformatted_20_Text"><text:s text:c="12"/>skb_reserve (skb, 2); /* 16 byte align the IP fields */</text:p>
            <text:p text:style-name="Preformatted_20_Text"/>
            <text:p text:style-name="Preformatted_20_Text"><text:s text:c="12"/>eth_copy_and_sum(skb, tp-&gt;rx_ring + tp-&gt;cur_rx + 4, pkt_size, 0);</text:p>
            <text:p text:style-name="Preformatted_20_Text"/>
            <text:p text:style-name="Preformatted_20_Text"><text:s text:c="12"/>skb_put (skb, pkt_size);</text:p>
            <text:p text:style-name="Preformatted_20_Text"><text:s text:c="12"/>skb-&gt;protocol = eth_type_trans (skb, dev);</text:p>
            <text:p text:style-name="Preformatted_20_Text"><text:s text:c="12"/>netif_rx (skb);</text:p>
            <text:p text:style-name="Preformatted_20_Text"/>
            <text:p text:style-name="Preformatted_20_Text"><text:s text:c="12"/>dev-&gt;last_rx = jiffies;</text:p>
            <text:p text:style-name="Preformatted_20_Text"><text:s text:c="12"/>tp-&gt;stats.rx_bytes += pkt_size;</text:p>
            <text:p text:style-name="Preformatted_20_Text"><text:s text:c="12"/>tp-&gt;stats.rx_packets++;</text:p>
            <text:p text:style-name="Preformatted_20_Text"><text:s text:c="9"/>} else {</text:p>
            <text:p text:style-name="Preformatted_20_Text"><text:s text:c="12"/>printk("Memory squeeze, dropping packet.\n");</text:p>
            <text:p text:style-name="Preformatted_20_Text"><text:s text:c="12"/>tp-&gt;stats.rx_dropped++;</text:p>
            <text:p text:style-name="Preformatted_20_Text"><text:s text:c="9"/>}</text:p>
            <text:p text:style-name="Preformatted_20_Text"><text:s text:c="15"/></text:p>
            <text:p text:style-name="Preformatted_20_Text"><text:s text:c="9"/>/* update tp-&gt;cur_rx to next writing location <text:s/>* /</text:p>
            <text:p text:style-name="Preformatted_20_Text"><text:s text:c="9"/>tp-&gt;cur_rx = (tp-&gt;cur_rx + rx_size + 4 + 3) &amp; ~3;</text:p>
            <text:p text:style-name="Preformatted_20_Text"/>
            <text:p text:style-name="Preformatted_20_Text"><text:s text:c="9"/>/* update CAPR */</text:p>
            <text:p text:style-name="Preformatted_20_Text"><text:s text:c="9"/>writew(tp-&gt;cur_rx, ioaddr + CAPR);</text:p>
            <text:p text:style-name="Preformatted_20_Text"><text:s text:c="6"/>}</text:p>
            <text:p text:style-name="Preformatted_20_Text"><text:s text:c="3"/>}</text:p>
            <text:p text:style-name="Preformatted_20_Text"><text:s text:c="8"/></text:p>
            <text:p text:style-name="Preformatted_20_Text"><text:s text:c="3"/>if (isr &amp; CableLen) printk("cable length change interrupt\n");</text:p>
            <text:p text:style-name="Preformatted_20_Text"><text:s text:c="3"/>if (isr &amp; TimeOut) printk("time interrupt\n");</text:p>
            <text:p text:style-name="Preformatted_20_Text"><text:s text:c="3"/>if(isr &amp; SysErr) printk("system err interrupt\n");</text:p>
            <text:p text:style-name="Preformatted_20_Text"><text:s text:c="3"/>return;</text:p>
            <text:p text:style-name="P30">}</text:p>
          </table:table-cell>
        </table:table-row>
      </table:table>
      <text:p text:style-name="Text_20_body">Table 16: Interrupt Handler </text:p>
      <text:p text:style-name="Text_20_body">As shown in Table 16, the ISR register is read in variable isr. Any further demultiplexing of <text:soft-page-break/>interrupts is the interrupt handler's job. If we receive TxOK, TxErr, or RxErr, we update necessary statistics. Receiving an RxOK interrupt means we have received a frame successfully, and the driver has to process it. We read from the receiver buffer until we have read all data. (loop while ((readb (ioaddr + CR) &amp; RxBufEmpty) == 0) does this job.) First, we check if tp-&gt;cur_rx has gone beyond RX_BUF_LEN. If that is case, we wrap it. The received frame contains 4 extra bytes at the start of frame (appended by RTL8139), apart from packet contents and other headers. The first two bytes indicate frame status and next two bytes indicate frame length. (The length includes first 4 bytes, also.) These values are always in little-endian order, and must be converted to host order. Then, we allocate a skb for received packet, copy the frame contents into skb, and queue the skb for later processing. Then, we update CAPR (Current Address of Packet Read), to let the RTL8139 know about the next write location. Note that we have already registered this interrupt handler in function rtl8139_open. So far, we had a dummy definition; now, we can replace that with this definition. </text:p>
      <text:p text:style-name="Text_20_body">The last function we want to add is rtl8139_get_stats, which simply returns tp-&gt;stats. </text:p>
      <table:table table:name="Table18" table:style-name="Table18">
        <table:table-column table:style-name="Table18.A"/>
        <table:table-row>
          <table:table-cell table:style-name="Table18.A1" office:value-type="string">
            <text:p text:style-name="Preformatted_20_Text">static struct net_device_stats* rtl8139_get_stats(struct net_device *dev) {</text:p>
            <text:p text:style-name="Preformatted_20_Text"><text:s text:c="3"/>struct rtl8139_private *tp = netdev_priv(dev);</text:p>
            <text:p text:style-name="Preformatted_20_Text"><text:s text:c="3"/>return &amp;(tp-&gt;stats);</text:p>
            <text:p text:style-name="P30">}</text:p>
          </table:table-cell>
        </table:table-row>
      </table:table>
      <text:p text:style-name="Text_20_body">Table 17: rtl8139_get_stats function </text:p>
      <text:p text:style-name="Text_20_body">This ends our driver development. Compile and insert this again (you must unload earlier module using rmmod), and ping to another host. You should be able to receive ping replies. </text:p>
      <text:p text:style-name="Text_20_body">Although a professional-grade driver includes many more features than described in this driver, the latter gives you a good insight into network drivers and will help you understanding production drivers. </text:p>
      <text:p text:style-name="P2"/>
      <text:p text:style-name="P2"/>
      <text:p text:style-name="P2"/>
      <text:p text:style-name="P1">Code flow</text:p>
      <text:p text:style-name="P1"/>
      <text:p text:style-name="P1">General data structures</text:p>
      <text:p text:style-name="P1"/>
      <text:list xml:id="list1741181178" text:style-name="L3">
        <text:list-item>
          <text:p text:style-name="P19">net_device defined in include/linux/netdevice.h. Important fields are :</text:p>
          <text:p text:style-name="P19">char name[IFNAMSIZ]</text:p>
        </text:list-item>
      </text:list>
      <text:p text:style-name="P2"><text:tab/>unsigned int <text:s text:c="11"/>irq; <text:s text:c="11"/>/* device IRQ number <text:s text:c="3"/>*/</text:p>
      <text:p text:style-name="P2"><text:tab/>/* currently active device features */</text:p>
      <text:p text:style-name="P2"><text:s text:c="8"/>u32 <text:s text:c="20"/>features;</text:p>
      <text:p text:style-name="P2"><text:s text:c="8"/>/* user-changeable features */</text:p>
      <text:p text:style-name="P2"><text:s text:c="8"/>u32 <text:s text:c="20"/>hw_features;</text:p>
      <text:p text:style-name="P2"><text:s text:c="8"/>/* user-requested features */</text:p>
      <text:p text:style-name="P2"><text:s text:c="8"/>u32 <text:s text:c="20"/>wanted_features;</text:p>
      <text:p text:style-name="P2"><text:s text:c="8"/>/* mask of features inheritable by VLAN devices */</text:p>
      <text:p text:style-name="P2"><text:s text:c="8"/>u32 <text:s text:c="20"/>vlan_features;</text:p>
      <text:p text:style-name="P2"><text:tab/>/* Interface index. Unique device identifier <text:s text:c="3"/>*/</text:p>
      <text:list xml:id="list1513455591" text:continue-numbering="true" text:style-name="L3">
        <text:list-header>
          <text:p text:style-name="P19"><text:s text:c="8"/>int <text:s text:c="20"/>ifindex;</text:p>
          <text:p text:style-name="P19"><text:s text:c="8"/>int <text:s text:c="20"/>iflink;</text:p>
          <text:p text:style-name="P19"><text:s/>/* Management operations */</text:p>
          <text:p text:style-name="P19"><text:s text:c="8"/>const struct net_device_ops *netdev_ops;</text:p>
          <text:p text:style-name="P19"><text:s text:c="8"/>const struct ethtool_ops *ethtool_ops;</text:p>
          <text:p text:style-name="P19"><text:s/>/* Hardware header description */</text:p>
          <text:p text:style-name="P19"><text:s text:c="8"/>const struct header_ops *header_ops;</text:p>
          <text:p text:style-name="P19"><text:soft-page-break/>unsigned int <text:s text:c="11"/>mtu; <text:s text:c="3"/>/* interface MTU value <text:s text:c="9"/>*/</text:p>
          <text:p text:style-name="P19"><text:s text:c="8"/>unsigned short <text:s text:c="9"/>type; <text:s text:c="2"/>/* interface hardware type <text:s text:c="5"/>*/</text:p>
          <text:p text:style-name="P19"><text:s text:c="8"/>unsigned short <text:s text:c="9"/>hard_header_len; <text:s text:c="7"/>/* hardware hdr length <text:s/>*/</text:p>
          <text:p text:style-name="P19"><text:s/>/* Interface address info. */</text:p>
          <text:p text:style-name="P19"><text:s text:c="8"/>unsigned char <text:s text:c="10"/>perm_addr[MAX_ADDR_LEN]; /* permanent hw address */</text:p>
          <text:p text:style-name="P19"><text:s text:c="8"/>unsigned char <text:s text:c="10"/>addr_assign_type; /* hw address assignment type */</text:p>
          <text:p text:style-name="P19"><text:s text:c="8"/>unsigned char <text:s text:c="10"/>addr_len; <text:s text:c="6"/>/* hardware address length <text:s text:c="5"/>*/</text:p>
          <text:p text:style-name="P19"><text:s text:c="8"/>unsigned short <text:s text:c="9"/>dev_id; <text:s text:c="8"/>/* for shared network cards */</text:p>
          <text:p text:style-name="P19"><text:s text:c="8"/>/* Interface address info used in eth_type_trans() */</text:p>
          <text:p text:style-name="P19"><text:s text:c="8"/>unsigned char <text:s text:c="10"/>*dev_addr; <text:s text:c="5"/>/* hw address, (before bcast</text:p>
          <text:p text:style-name="P19"><text:s text:c="51"/>because most packets are</text:p>
          <text:p text:style-name="P19"><text:s text:c="51"/>unicast) */</text:p>
          <text:p text:style-name="P19"><text:s text:c="5"/></text:p>
        </text:list-header>
        <text:list-item>
          <text:p text:style-name="P19">struct usbnet defined in include/linux/usb/usbnet.h. It is an interface from usbnet core to each USB networking link we handle:</text:p>
          <text:p text:style-name="P19">struct usbnet {</text:p>
          <text:p text:style-name="P19"><text:s text:c="8"/>/* housekeeping */</text:p>
          <text:p text:style-name="P19"><text:s text:c="7"/>struct usb_device <text:s text:c="6"/>*udev;</text:p>
          <text:p text:style-name="P19"><text:s text:c="8"/>struct usb_interface <text:s text:c="3"/>*intf;</text:p>
          <text:p text:style-name="P19"><text:s text:c="8"/>struct driver_info <text:s text:c="5"/>*driver_info;</text:p>
          <text:p text:style-name="P19"><text:s text:c="8"/>const char <text:s text:c="13"/>*driver_name;</text:p>
          <text:p text:style-name="P19"><text:s text:c="8"/>void <text:s text:c="19"/>*driver_priv;</text:p>
          <text:p text:style-name="P19"><text:s text:c="8"/>wait_queue_head_t <text:s text:c="6"/>*wait;</text:p>
          <text:p text:style-name="P19"><text:s text:c="8"/>struct mutex <text:s text:c="11"/>phy_mutex;</text:p>
          <text:p text:style-name="P19"><text:s text:c="8"/>unsigned char <text:s text:c="10"/>suspend_count;</text:p>
          <text:p text:style-name="P19"/>
          <text:p text:style-name="P19"><text:s text:c="8"/>/* i/o info: pipes etc */</text:p>
          <text:p text:style-name="P19"><text:s text:c="8"/>unsigned <text:s text:c="15"/>in, out;</text:p>
          <text:p text:style-name="P19"><text:s text:c="8"/>struct usb_host_endpoint *status;</text:p>
          <text:p text:style-name="P19"><text:s text:c="8"/>unsigned <text:s text:c="15"/>maxpacket;</text:p>
          <text:p text:style-name="P19"><text:s text:c="8"/>struct timer_list <text:s text:c="6"/>delay;</text:p>
          <text:p text:style-name="P19"/>
          <text:p text:style-name="P19"><text:s text:c="8"/>/* protocol/interface state */</text:p>
          <text:p text:style-name="P19"><text:s text:c="8"/>struct net_device <text:s text:c="6"/>*net;</text:p>
          <text:p text:style-name="P19"><text:s text:c="8"/>int <text:s text:c="20"/>msg_enable;</text:p>
          <text:p text:style-name="P19"><text:s text:c="8"/>unsigned long <text:s text:c="10"/>data[5];</text:p>
          <text:p text:style-name="P19"><text:s text:c="8"/>u32 <text:s text:c="20"/>xid;</text:p>
          <text:p text:style-name="P19"><text:s text:c="8"/>u32 <text:s text:c="20"/>hard_mtu; <text:s text:c="6"/>/* count any extra framing */</text:p>
          <text:p text:style-name="P19"><text:s text:c="8"/>size_t <text:s text:c="17"/>rx_urb_size; <text:s text:c="3"/>/* size for rx urbs */</text:p>
          <text:p text:style-name="P19"><text:s text:c="8"/>struct mii_if_info <text:s text:c="5"/>mii;</text:p>
          <text:p text:style-name="P19"/>
          <text:p text:style-name="P19"><text:s text:c="8"/>/* various kinds of pending driver work */</text:p>
          <text:p text:style-name="P19"><text:s text:c="8"/>struct sk_buff_head <text:s text:c="4"/>rxq;</text:p>
          <text:p text:style-name="P19"><text:s text:c="8"/>struct sk_buff_head <text:s text:c="4"/>txq;</text:p>
          <text:p text:style-name="P19"><text:s text:c="8"/>struct sk_buff_head <text:s text:c="4"/>done;</text:p>
          <text:p text:style-name="P19"><text:s text:c="8"/>struct sk_buff_head <text:s text:c="4"/>rxq_pause;</text:p>
          <text:p text:style-name="P19"><text:s text:c="8"/>struct urb <text:s text:c="13"/>*interrupt;</text:p>
          <text:p text:style-name="P19"><text:s text:c="8"/>struct usb_anchor <text:s text:c="6"/>deferred;</text:p>
          <text:p text:style-name="P19"><text:s text:c="8"/>struct tasklet_struct <text:s text:c="2"/>bh;</text:p>
          <text:list>
            <text:list-header>
              <text:p text:style-name="P19">struct work_struct <text:s text:c="5"/>kevent;</text:p>
              <text:p text:style-name="P19"><text:s text:c="8"/>unsigned long <text:s text:c="10"/>flags;</text:p>
              <text:p text:style-name="P19"># <text:s text:c="14"/>define EVENT_TX_HALT <text:s text:c="3"/>0</text:p>
              <text:p text:style-name="P19"><text:soft-page-break/># <text:s text:c="14"/>define EVENT_RX_HALT <text:s text:c="3"/>1</text:p>
              <text:p text:style-name="P19"># <text:s text:c="14"/>define EVENT_RX_MEMORY <text:s/>2</text:p>
              <text:p text:style-name="P19"># <text:s text:c="14"/>define EVENT_STS_SPLIT <text:s/>3</text:p>
              <text:p text:style-name="P19"># <text:s text:c="14"/>define EVENT_LINK_RESET 4</text:p>
              <text:p text:style-name="P19"># <text:s text:c="14"/>define EVENT_RX_PAUSED <text:s/>5</text:p>
              <text:p text:style-name="P19"># <text:s text:c="14"/>define EVENT_DEV_WAKING 6</text:p>
              <text:p text:style-name="P19"># <text:s text:c="14"/>define EVENT_DEV_ASLEEP 7</text:p>
              <text:p text:style-name="P19"># <text:s text:c="14"/>define EVENT_DEV_OPEN <text:s text:c="2"/>8</text:p>
            </text:list-header>
          </text:list>
        </text:list-item>
      </text:list>
      <text:p text:style-name="P2"/>
      <text:p text:style-name="P2"><text:s text:c="11"/>3. struct usb_device – Kernel's representation of usb device. Defined in include/linux/usb.h</text:p>
      <text:p text:style-name="P1"/>
      <text:p text:style-name="P2">struct sk_buff – this is where the packet is stored. This is where a packet is stored. The structure is used by all the network layers to store their headers, information about the user data (the payload), and other information needed internally for coordinating their work.</text:p>
      <text:p text:style-name="P2"/>
      <text:list xml:id="list1918886054" text:style-name="L4">
        <text:list-item>
          <text:list>
            <text:list-item>
              <text:p text:style-name="P20">The sk_buff head structure is :</text:p>
              <text:p text:style-name="P20">struct sk_buff_head {</text:p>
              <text:list>
                <text:list-header>
                  <text:p text:style-name="P20">struct sk_buff *next;</text:p>
                  <text:p text:style-name="P20">struct sk_buff *prev;</text:p>
                  <text:p text:style-name="P20">u32 qlen;</text:p>
                  <text:p text:style-name="P20">spinlock_t lock;</text:p>
                </text:list-header>
              </text:list>
            </text:list-item>
          </text:list>
        </text:list-item>
      </text:list>
      <text:p text:style-name="P2"><text:tab/>} </text:p>
      <text:p text:style-name="P2"><text:tab/>qlen defines the number of elements in the list. Lock is used to prevent simultaneous accesses to the list.</text:p>
      <text:p text:style-name="P2"><text:s text:c="8"/>Struct sk_buff: Interesting fields:</text:p>
      <text:p text:style-name="P2"><text:tab/>struct sock *sk <text:s/>- This is the pointer to the sock data struture of the socket that owns this <text:tab/>buffer</text:p>
      <text:p text:style-name="P2"><text:s text:c="12"/>int len: This is the size of the block of data in the buffer. The len includes both the data in the main buffer and the data in the fragments. Its value changes as the buffer moves from one network layer to the next, because headers are discarded while moving up in the stack and added while moving down in the stack.</text:p>
      <text:p text:style-name="P2"><text:s text:c="11"/>Int data_len: data length only accounts for the size of the data in the fragments.</text:p>
      <text:p text:style-name="P2"><text:s text:c="11"/>Int mac_len – This is the size of mac header</text:p>
      <text:p text:style-name="P2"><text:tab/></text:p>
      <text:p text:style-name="P2"><text:tab/>unsigned char *head</text:p>
      <text:p text:style-name="P2"><text:tab/>unsigned char *end</text:p>
      <text:p text:style-name="P2"><text:tab/>unsigned char *data - These represent the boundaries of the buffer and the data within it. When each layer prepares the buffer for its activities, it may allocate more space for a header</text:p>
      <text:p text:style-name="P2">or for more data. head and end point to the beginning and end of the space allo-</text:p>
      <text:p text:style-name="P2">cated to the buffer, and data and tail point to the beginning and end of the</text:p>
      <text:p text:style-name="P2">actual data. See Figure 2-2. The layer can then fill in the gap between head and</text:p>
      <text:p text:style-name="P2"><text:tab/>unsigned char *tail</text:p>
      <text:p text:style-name="P2"/>
      <text:p text:style-name="P2">net_device data structure: it is the structure stores specifically all the information regarding the network device.The fields of the net_device structure can be classified into the following categories:</text:p>
      <text:p text:style-name="P2">Refer page 44 in understanding network internals</text:p>
      <text:p text:style-name="P2">• Configuration</text:p>
      <text:p text:style-name="P2">• Statistics</text:p>
      <text:p text:style-name="P2">• Device status</text:p>
      <text:p text:style-name="P2">• List management</text:p>
      <text:p text:style-name="P2">• Traffic management</text:p>
      <text:p text:style-name="P2">• Feature specific</text:p>
      <text:p text:style-name="P2"><text:soft-page-break/>• Generic</text:p>
      <text:p text:style-name="P2">• Function pointers (or VFT) </text:p>
      <text:p text:style-name="P2"/>
      <text:p text:style-name="P2">struct net_device</text:p>
      <text:p text:style-name="P2">Each network device is represented in the Linux kernel by this data structure,</text:p>
      <text:p text:style-name="P2">which contains information about both its hardware and its software configura-</text:p>
      <text:p text:style-name="P2">tion. See Chapter 8 for details on when and how net_device data structures are</text:p>
      <text:p text:style-name="P2">allocated.</text:p>
      <text:p text:style-name="P2"/>
      <text:p text:style-name="P2"/>
      <text:p text:style-name="P2">when insmod smsc95xx.ko is invoked, usbnet probe which does the following:</text:p>
      <text:list xml:id="list1931695156" text:style-name="L5">
        <text:list-item>
          <text:p text:style-name="P21">Gets the driver name in local variable name, stores the driver_info locally. Gets the usb device from the interface in variable xdev. usb_get_device is called, which increments the ref count. Each live reference to a device should be refcounted, when it binds to an interface in probe. Release them by calling usb_put_dev in their disconnect.</text:p>
          <text:list>
            <text:list-item>
              <text:p text:style-name="P21">Then, alloc_etherdev is called which does the following:</text:p>
              <text:list>
                <text:list-item>
                  <text:p text:style-name="P21"><text:s/>Allocates and sets up an ethernet device</text:p>
                </text:list-item>
                <text:list-item>
                  <text:p text:style-name="P21">Fills in the fields of device structure with ethernet generic values. Basically does everything except registering the device. </text:p>
                </text:list-item>
                <text:list-item>
                  <text:p text:style-name="P21">Constructs a new net device, complete with a private data area of size (sizeof_priv). A 32-byte (not bit) alignment is enforced for this private data area.</text:p>
                </text:list-item>
                <text:list-item>
                  <text:p text:style-name="P21">Allocates a struct net_device with private data area for driver use and performs basic initialization. <text:s/>Also allocates subquue structs for each queue on the device.</text:p>
                </text:list-item>
                <text:list-item>
                  <text:p text:style-name="P21">It returns a struct of type net_device</text:p>
                </text:list-item>
              </text:list>
            </text:list-item>
          </text:list>
        </text:list-item>
      </text:list>
      <text:list xml:id="list761875573" text:continue-list="list1918886054" text:style-name="L4">
        <text:list-item>
          <text:list>
            <text:list-item>
              <text:list>
                <text:list-item>
                  <text:list>
                    <text:list-item>
                      <text:p text:style-name="P20">Then, the private variable allocated in alloc_etherdevice is extracted and various information is filled. Such as interface, name, usb_device, driver_info and so on.</text:p>
                    </text:list-item>
                  </text:list>
                </text:list-item>
                <text:list-item>
                  <text:p text:style-name="P20">Then, it does init_usb_anchor. Explaination of this is given in Kernel/documentation/USB/anchor.txt. A USB driver needs to support some callbacks requiring a driver to cease all IO to an interface. To do so, a driver has to keep track of the URBs it has submitted to know they've all completed or to call usb_kill_urb for them. The anchor is a data structure takes care of keeping track of URBs and provides methods to deal with multiple URBs.</text:p>
                </text:list-item>
                <text:list-item>
                  <text:p text:style-name="P20">Then, it sets up the timeout for the watchdog timer which is actually 5 Hz. <text:s/>Page no. 258 of networking internals.</text:p>
                </text:list-item>
              </text:list>
            </text:list-item>
            <text:list-item>
              <text:p text:style-name="P20"><text:s/>Then, there is skb_queue_head_init. The kernel maintains all the sk_buff structures in the doubly linked list and so like any doubly linked list, it has prev and next pointer. But, this list has another requirement, each sk_buff structure must be able to find head of the whole list quickly. To, implement this requirement, an extra structure of type sk_buff_head is inserted at the beggining of the list, as a kind of dummy element. </text:p>
            </text:list-item>
            <text:list-item>
              <text:p text:style-name="P20">Then, the tasklet function is assigned to the the bh.function, work queue is initialized. </text:p>
            </text:list-item>
            <text:list-item>
              <text:p text:style-name="P20">Then the usbnet_ops are registered as netdev_ops. And ethtool_ops are registered. </text:p>
            </text:list-item>
            <text:list-item>
              <text:p text:style-name="P20">Then the bind is invoked, which is nothing but the smsc95xx_bind and does the device specific initialization. </text:p>
            </text:list-item>
            <text:list-item>
              <text:p text:style-name="P20">Then, init_status is invoked if dev_status is set( i.e interrupt endpoint is initialized which is done in bind of smsc95xx)which in turn invokes the smsc95xx_status. init_status initialize the pipe for the interrupt endpoint, allocates the interrupt urb and initializes the interrupt urb.usb_set_intfdata is needed since usb driver needs to retrieve the local data structure that is associated with the interface, latter in the lifecycle of the device.</text:p>
            </text:list-item>
            <text:list-item>
              <text:p text:style-name="P20">register_netdev is used to register a network device. It takes a completed network device structure and add it to the kernel interfaces. This is the wrapper around register_netdevice that takes the rtnl semaphore. </text:p>
            </text:list-item>
            <text:list-item>
              <text:p text:style-name="P20"><text:soft-page-break/>netif_device_attach – It is one which is required during the resumption of the device. It sets the link status of the device, because device is now available. If the device was enabled before being suspended, re-enable its egress queue with netif_wake_queue and restart a watchdog timer. Refer p162- understanding network internals.</text:p>
            </text:list-item>
          </text:list>
        </text:list-item>
        <text:list-item>
          <text:p text:style-name="P20">Flow for the bind is as follows:</text:p>
          <text:list>
            <text:list-item>
              <text:p text:style-name="P20">It first invokes the usbnet_get_endpoints which intializes the pipes for bulk in and out endpoints. It also stores the interrupt endpoint in status field of usbnet. This will be latter initialized in the int_status.</text:p>
            </text:list-item>
            <text:list-item>
              <text:p text:style-name="P20">Then, you store the pointer to the device specific i.e. smsc95xx_priv in device data field</text:p>
            </text:list-item>
            <text:list-item>
              <text:p text:style-name="P29"><text:span text:style-name="T1">Then, you initialize the mac address from the eeprom if available. This is done with smsc95xx_init_mac_address. Then, smsc95xx_reset is invoked. Here, the device is first light resetted. Then, we wait for the reset to be completed. Then, we reset the PHY with command PM_CTL_PHY_RST_. Then, it sets the MAC address. smsc95xx_set_mac_address. Then, we set the Bulk in Empty Response (BIR) bit in </text:span><text:span text:style-name="T1">HW_CFG which controls the response to the Bulk-in token when the RX FIFO is empty. Here, it responds with NAK. Then, we check turbo mode [ <text:s text:c="2"/></text:span>The maximum transaction size for bulk-only transfers (BOT) at the operating system level is 64 KB. However, sequential data is typically moved in 128 KB blocks, requiring two BOT transactions. What's being referred to as "<text:bookmark text:name="itxthook0w"/><text:bookmark text:name="itxthook0p"/><text:bookmark text:name="itxthook0"/><text:a xlink:type="simple" xlink:href="http://www.tomshardware.com/reviews/usb-3-uas-turbo,3215-3.html#"><text:span text:style-name="T2">Turbo</text:span></text:a><text:span text:style-name="T3"><draw:a xlink:type="simple" xlink:href="http://www.tomshardware.com/reviews/usb-3-uas-turbo,3215-3.html#"><draw:frame draw:style-name="fr1" draw:name="graphics1" text:anchor-type="as-char" svg:width="0.265cm" svg:height="0.265cm" draw:z-index="0"><draw:image xlink:href="http://images.intellitxt.com/ast/adTypes/icon1.png" xlink:type="simple" xlink:show="embed" xlink:actuate="onLoad"/></draw:frame></draw:a></text:span><text:bookmark text:name="itxthook0icon"/> mode" overcomes that limitation by increasing the maximum transfer size to 1 MB or larger, allowing the USB driver to pack several 128 KB sequential requests into one larger transaction. Fewer small transactions means less wait, ready, and acknowledge USB commands, in turn reducing the amount of bandwidth consumed by signal overhead.] and set the packet size. ]. Then, the burst cap is set. BURST_CAP indicates the maximum amount of contiguous data that may be transmitted by UTX before a ZLP is sent. Then, it sets the BULK_IN_Delay which indicates the time, UTX waits for, before sending the short packet. Then, we enable Multiple Ethernet frames per USB packet, which enables packing multiple ethernet frames per USB packet when possible and BCE which enables the use of burst cap register. <text:s/></text:p>
            </text:list-item>
          </text:list>
        </text:list-item>
      </text:list>
      <text:p text:style-name="P2"/>
      <text:p text:style-name="Standard"><text:span text:style-name="T1">Now, what is MII? MII stands for Media independent interface was defined as standard interface used to connect a Fast Ethernet to MAC block to phy chip. In a nutshell, it is an interface between MAC layer and Phy layer. </text:span>The MII design has been extended to support reduced signals and increased speeds. Current variants are Reduced Media Independent Interface, Gigabit Media Independent Interface, Reduced Gigabit Media Independent Interface, Serial Gigabit Media Independent Interface, 10 Gigabit Media Independent Interface, <text:a xlink:type="simple" xlink:href="http://en.wikipedia.org/wiki/XAUI">XAUI</text:a>, <text:a xlink:type="simple" xlink:href="http://en.wikipedia.org/wiki/Gigabit_interface_converter">GBIC</text:a>, <text:a xlink:type="simple" xlink:href="http://en.wikipedia.org/wiki/SFP_transceiver">SFP</text:a>, <text:a xlink:type="simple" xlink:href="http://en.wikipedia.org/w/index.php?title=SFF_Transceiver&amp;action=edit&amp;redlink=1">SFF</text:a>, <text:a xlink:type="simple" xlink:href="http://en.wikipedia.org/wiki/XFP_transceiver">XFP</text:a>, and <text:a xlink:type="simple" xlink:href="http://en.wikipedia.org/wiki/XFI">XFI</text:a>.Being media independent means that different types of PHY devices for connecting to different media (i.e. Twisted pair copper, fiber optic, etc.) can be used without redesigning or replacing the <text:a xlink:type="simple" xlink:href="http://en.wikipedia.org/wiki/Media_Access_Control">MAC</text:a> hardware. The MII bus (standardized by <text:a xlink:type="simple" xlink:href="http://en.wikipedia.org/wiki/IEEE_802.3u">IEEE 802.3u</text:a>) connects different types of PHYs (Physical Transceivers) to Media Access Controllers (<text:a xlink:type="simple" xlink:href="http://en.wikipedia.org/wiki/Media_Access_Control">MAC</text:a>). </text:p>
      <text:p text:style-name="Standard">The <text:a xlink:type="simple" xlink:href="http://en.wikipedia.org/wiki/Management_Data_Input/Output">MDIO</text:a> Serial Management Interface (SMI) is used to transfer management information between <text:a xlink:type="simple" xlink:href="http://en.wikipedia.org/wiki/Media_Access_Control">MAC</text:a> and PHY. At powerup the PHY usually adapts to whatever it's connected to (Auto-negotiation) unless you alter settings via the MDIO interface.</text:p>
      <text:p text:style-name="Text_20_body">MII has two signal interfaces:</text:p>
      <text:list xml:id="list1774573584" text:style-name="L6">
        <text:list-item>
          <text:p text:style-name="P11">A Data interface to the Ethernet MAC, for sending and receiving Ethernet frame data. </text:p>
        </text:list-item>
        <text:list-item>
          <text:p text:style-name="P4">A PHY management interface, MDIO, used to read and write the control and status registers of the PHY which are used to configure each PHY before operation, and to monitor link status during operation. </text:p>
        </text:list-item>
      </text:list>
      <text:p text:style-name="Standard"/>
      <text:p text:style-name="P2"/>
      <text:p text:style-name="P2"/>
      <text:p text:style-name="P2"><text:soft-page-break/></text:p>
      <text:p text:style-name="P3">Functions</text:p>
      <text:p text:style-name="P2">skb_queue_head_init</text:p>
      <text:p text:style-name="P2">Initializes an sk_buff_head with an empty queue of elements.</text:p>
      <text:p text:style-name="P2">skb_queue_head, skb_queue_tail</text:p>
      <text:p text:style-name="P2">Adds one buffer to the head or to the tail of a queue, respectively.</text:p>
      <text:p text:style-name="P2">skb_dequeue, skb_dequeue_tail</text:p>
      <text:p text:style-name="P2">Dequeues an element from the head or from the tail, respectively. The second</text:p>
      <text:p text:style-name="P2">function should probably have been called skb_dequeue_head to be consistent</text:p>
      <text:p text:style-name="P2">with the names of the other queueing functions.</text:p>
      <text:p text:style-name="P2">skb_queue_purge</text:p>
      <text:p text:style-name="P2">Empties a queue.</text:p>
      <text:p text:style-name="P2">skb_queue_walk</text:p>
      <text:p text:style-name="P2">Runs a loop on each element of a queue in turn.</text:p>
      <text:p text:style-name="P2">All functions of this class must be executed atomically—that is, they must grab the</text:p>
      <text:p text:style-name="P2"><text:s text:c="10"/></text:p>
      <text:p text:style-name="P2">Following things happen when the probe is invoked:</text:p>
      <text:p text:style-name="P2"><text:s/>+ First thing which we do is to get the usb_driver out of usb_interface. Then we take the driver_info structure passed as a part of usb_device_id, get the usb_device in xdev and get the usb_host_interface (cur_altsettings). Then, we get the usb_get_dev to get the reference count. Then, we allocate the net_device with alloc_etherdev(sizeof(usbnet))</text:p>
      <text:list xml:id="list1214506015" text:style-name="L7">
        <text:list-item>
          <text:p text:style-name="P22">Then we initialize the various fields of allocated usbnet <text:s/>such as usb_device, driver_info and driver_name.</text:p>
        </text:list-item>
        <text:list-item>
          <text:p text:style-name="P22">Then we initialize the various queues such as rxq, txq, done and rxq_pause</text:p>
        </text:list-item>
        <text:list-item>
          <text:p text:style-name="P22">Then we go about initializing the bottom halve, workqueue and timer. </text:p>
        </text:list-item>
        <text:list-item>
          <text:p text:style-name="P22">Then we assign the randomly assigned hw_address to net-&gt;dev_addr. This is initialized in usbnet_init</text:p>
        </text:list-item>
        <text:list-item>
          <text:p text:style-name="P22">Then we initialize the netdev_ops and ethtool_ops. </text:p>
        </text:list-item>
        <text:list-item>
          <text:p text:style-name="P22">Next step is to call the bind of the driver. The bind is defined in smsc95xx.c. Bind does the following things:</text:p>
          <text:list>
            <text:list-item>
              <text:p text:style-name="P22">The first thing which we do over here is initialize the dev-&gt;in and dev-&gt;out bulk endpoints by invoking usbnet_get_endpoints(dev, intf)</text:p>
            </text:list-item>
            <text:list-item>
              <text:p text:style-name="P22">Then allocate the smsc95xx_private data structure and assign the pointer to dev-&gt;data[0].</text:p>
            </text:list-item>
            <text:list-item>
              <text:p text:style-name="P22">Then we initialize the spin lock for mac cr register. Details for this register can be found in lan9514_docbook.pdf</text:p>
            </text:list-item>
            <text:list-item>
              <text:p text:style-name="P22">Then finally we reset all the registers. We reset the registers. Following things are done here:</text:p>
              <text:list>
                <text:list-item>
                  <text:p text:style-name="P22">perform the softreset</text:p>
                </text:list-item>
                <text:list-item>
                  <text:p text:style-name="P22">reset the PHY</text:p>
                </text:list-item>
                <text:list-item>
                  <text:p text:style-name="P22">Set the mac address</text:p>
                </text:list-item>
              </text:list>
            </text:list-item>
            <text:list-item>
              <text:p text:style-name="P22"><text:s/>Initialize the PHY. Basically we initialize the mii registers. Call the mdio registers.</text:p>
            </text:list-item>
            <text:list-item>
              <text:p text:style-name="P22">Then, we start the rx and tx path by setting the TX_EN and RX_EN in MAC_CR registers.</text:p>
            </text:list-item>
            <text:list-item>
              <text:p text:style-name="P22">Then, we initialize the netdev_ops and ethtool_ops.</text:p>
            </text:list-item>
            <text:list-item>
              <text:p text:style-name="P22">After the bind is done, we invoke the init_status() which prepares the urb for interrrupt endpoint and registers the intr_complete as function for compeletion. </text:p>
            </text:list-item>
          </text:list>
        </text:list-item>
      </text:list>
      <text:p text:style-name="P2">Then we register the netdev structure and finally invoke netif_device_attach, which informs to above layers that the device is available for use.</text:p>
      <text:p text:style-name="P2">This finishes the probe.</text:p>
      <text:p text:style-name="P2"/>
      <text:p text:style-name="P2"><text:soft-page-break/><text:s/>Points to be understood: As I can see from the flow, set multicast is being called thrice in the flow.</text:p>
      <text:p text:style-name="P2">When the ifconfig eth0 192.168.20.230 is invoked, following are the sequence of events. The code flow as taken from the usbnet.c and smsc95xx.c is mentioned as below:</text:p>
      <text:p text:style-name="P2">The first which comes into the picture is open() which does the following further steps:</text:p>
      <text:list xml:id="list624407750" text:style-name="L8">
        <text:list-header>
          <text:p text:style-name="P23">Something related to power management is invoked. Need to check what is it exactly.</text:p>
        </text:list-header>
        <text:list-item>
          <text:p text:style-name="P23">Next thing is to invoke reset.</text:p>
        </text:list-item>
        <text:list-item>
          <text:p text:style-name="P23">As a part of that, we invoke multicast and goes into the else part.</text:p>
        </text:list-item>
        <text:list-item>
          <text:p text:style-name="P23">Then we submit the controll endpoint urb, which we prepared in int_status during the probe.</text:p>
        </text:list-item>
        <text:list-item>
          <text:p text:style-name="P23">One point worth checking is if the smsc95xx_status is called after submitting the interrrupt urb.</text:p>
        </text:list-item>
        <text:list-item>
          <text:p text:style-name="P23">Then, we invoke the netif_start_queue to notify the availability to above layers.</text:p>
        </text:list-item>
        <text:list-item>
          <text:p text:style-name="P23">Then we schedule the tasklet – usbnet_bh.</text:p>
        </text:list-item>
        <text:list-item>
          <text:p text:style-name="P23">In between the multicast is called. Need to check who is invoking it.</text:p>
        </text:list-item>
        <text:list-item>
          <text:p text:style-name="P23">Then, we allocate the 4 urbs (as per rx_qlen) and invoke rx_submit.</text:p>
        </text:list-item>
        <text:list-item>
          <text:p text:style-name="P23">In rx_submit, we first allocate the allocate the skb buffer, fill the bulk urb and submit the same. If the submit is successful, we invoke skb_queue_tail.</text:p>
        </text:list-item>
        <text:list-item>
          <text:p text:style-name="P23">Then I see the multicast is being invoked thrice, once before the rx_submit and twice after. Out of this, twice it entered in the else part and the third time, it got into the else if part, where it does some usefule work where we set some hashh and hashl</text:p>
        </text:list-item>
        <text:list-item>
          <text:p text:style-name="P23">Then, interrupt endpoint complete gets scheduled gets scheduled and we call the smsc95xx_status (to be confirmed)</text:p>
        </text:list-item>
        <text:list-item>
          <text:p text:style-name="P23">In status, we copy the 4 bytes from the urb by using the urb-&gt;transfer_buffer and get into the condition intdata &amp; INT_ENP_PHY_INT, where we schedule the kevent, where we hit the conditon of LINK_RESET. Finallly the link is up now.</text:p>
        </text:list-item>
      </text:list>
      <text:p text:style-name="P2">Now, lets discuss how the rx works:</text:p>
      <text:list xml:id="list175321506" text:style-name="L9">
        <text:list-item>
          <text:p text:style-name="P24">We submitted the urbs in open. Whenever anything arrives on usb, rx_complete will be invoked.</text:p>
        </text:list-item>
        <text:list-item>
          <text:p text:style-name="P24">Here, we first check the urb_status. If its successful and the length of the skb_buffer is less than the hard_header_len.</text:p>
        </text:list-item>
        <text:list-item>
          <text:p text:style-name="P24">Invoke the defer_bh, which will unlink the skb from the list and queue it into the done queue. If the done_qlen is 1, then we schedule the usbnet_bh tasklet (what if len is less than 1?)</text:p>
        </text:list-item>
        <text:list-item>
          <text:p text:style-name="P24">Then, we dequeue the tasklet from the done queue and invoke rx_process.</text:p>
        </text:list-item>
        <text:list-item>
          <text:p text:style-name="P24">The first thing which we do over here is the rx_fixup, which will put the driver specific headers.Then we invoke the usb_net_skb_return from rx_process. The job of this is to pass the packet up the stack. If the event is rx_paused, we queue it into the rxq_pause and then finally inform the above layers by calling netif_rx. </text:p>
        </text:list-item>
        <text:list-item>
          <text:p text:style-name="P24">Then we again the queue the packets in the usbnet_bh</text:p>
        </text:list-item>
      </text:list>
      <text:p text:style-name="P2">Now, let's try understanding the flow for the tx path:</text:p>
      <text:list xml:id="list1197394146" text:style-name="L10">
        <text:list-item>
          <text:p text:style-name="P25">TX flow is fairly straight forward. There is a function called usbnet_start_xmit.</text:p>
        </text:list-item>
        <text:list-item>
          <text:p text:style-name="P25">We timestamp the skb with skb_tx_timestamp.</text:p>
        </text:list-item>
        <text:list-item>
          <text:p text:style-name="P25">Then we call the tx_fixup we will prepare the skb with some csum and return corresponding skb</text:p>
        </text:list-item>
        <text:list-item>
          <text:p text:style-name="P25">Then we allocate the urb and in the control buffer, skb-&gt;cb, we set the state to tx_start.Then, we fill the bulk urb, setting the tx_complete as callback for completion.</text:p>
        </text:list-item>
        <text:list-item>
          <text:p text:style-name="P25">Then there is ZLP packet set up (need to understand, exactly what is it)</text:p>
        </text:list-item>
        <text:list-item>
          <text:p text:style-name="P25">Then we invoke the usb_autopm_get_interface_async to increment the pm usage of the interface. (NOTE: usb_autopm_get_interface_async - increment a USB interface's PM-usage counter @intf: the usb_interface whose counter should be incremented</text:p>
          <text:p text:style-name="P25"><text:s/>This routine does much the same thing as usb_autopm_get_interface(): It increments <text:soft-page-break/>@intf's usage counter and queues an autoresume request if the device is suspended. <text:s/>The differences are that it does not perform any synchronization (callers should hold a private lock and handle all synchronization issues themselves), and it does not autoresume the device directly (it only queues a request). <text:s/>After a successful call, the device may not yet be</text:p>
          <text:p text:style-name="P25">resumed.</text:p>
          <text:p text:style-name="P28">NOTE: <text:a xlink:type="simple" xlink:href="https://lwn.net/Articles/373550/">https://lwn.net/Articles/373550/</text:a> for handling the power management</text:p>
        </text:list-item>
        <text:list-item>
          <text:p text:style-name="P25">If the device is still asleep, the transmission will be scheduled on resumption in usbnet_resume. For this, we use the usb_anchor_urb() which will schedule it for processing later and then we stop the queue. Otherwise, we submit the urb.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Free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Free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FreeSans2"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FreeSan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style:font-name-asian="DejaVu Sans Mono" style:font-name-complex="FreeSans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7T18:25:34</meta:creation-date>
    <dc:date>2016-10-14T19:19:17</dc:date>
    <meta:editing-duration>P12DT2H51M59S</meta:editing-duration>
    <meta:editing-cycles>89</meta:editing-cycles>
    <meta:generator>LibreOffice/3.5$Linux_X86_64 LibreOffice_project/350m1$Build-2</meta:generator>
    <meta:document-statistic meta:table-count="18" meta:image-count="2" meta:object-count="0" meta:page-count="29" meta:paragraph-count="968" meta:word-count="10952" meta:character-count="75836" meta:non-whitespace-character-count="60608"/>
  </office:meta>
</office:document-meta>
</file>